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settings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meta.xml" manifest:media-type="text/xml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Thumbnails/thumbnail.png" manifest:media-type="image/png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65" manifest:media-type=""/>
  <manifest:file-entry manifest:full-path="ObjectReplacements/Object 8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"/>
  <manifest:file-entry manifest:full-path="ObjectReplacements/Object 1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0" manifest:media-type="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"/>
  <manifest:file-entry manifest:full-path="ObjectReplacements/Object 18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50" manifest:media-type=""/>
  <manifest:file-entry manifest:full-path="ObjectReplacements/Object 18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4" manifest:media-type=""/>
  <manifest:file-entry manifest:full-path="ObjectReplacements/Object 19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5" manifest:media-type=""/>
  <manifest:file-entry manifest:full-path="ObjectReplacements/Object 13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Configurations2/" manifest:media-type="application/vnd.sun.xml.ui.configuration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officeooo:rsid="007227ab" officeooo:paragraph-rsid="0062162e"/>
    </style:style>
    <style:style style:name="P75" style:family="paragraph" style:parent-style-name="Standard">
      <style:text-properties officeooo:rsid="00c67e96" officeooo:paragraph-rsid="00c67e96"/>
    </style:style>
    <style:style style:name="P76" style:family="paragraph" style:parent-style-name="Standard">
      <style:text-properties officeooo:rsid="00c7bf39" officeooo:paragraph-rsid="001b4754"/>
    </style:style>
    <style:style style:name="P77" style:family="paragraph" style:parent-style-name="Standard">
      <style:text-properties officeooo:rsid="00c7bf39" officeooo:paragraph-rsid="010b2171"/>
    </style:style>
    <style:style style:name="P78" style:family="paragraph" style:parent-style-name="Standard">
      <style:text-properties officeooo:paragraph-rsid="00c87004"/>
    </style:style>
    <style:style style:name="P79" style:family="paragraph" style:parent-style-name="Standard">
      <style:text-properties officeooo:rsid="00ca450b" officeooo:paragraph-rsid="00ca450b"/>
    </style:style>
    <style:style style:name="P80" style:family="paragraph" style:parent-style-name="Standard">
      <style:text-properties officeooo:rsid="00d30adb" officeooo:paragraph-rsid="00d30adb"/>
    </style:style>
    <style:style style:name="P81" style:family="paragraph" style:parent-style-name="Standard">
      <style:text-properties officeooo:rsid="00d30adb" officeooo:paragraph-rsid="00d417fa"/>
    </style:style>
    <style:style style:name="P82" style:family="paragraph" style:parent-style-name="Standard">
      <style:text-properties officeooo:rsid="00d3667a" officeooo:paragraph-rsid="00d3667a"/>
    </style:style>
    <style:style style:name="P83" style:family="paragraph" style:parent-style-name="Standard">
      <style:text-properties officeooo:paragraph-rsid="00d30adb"/>
    </style:style>
    <style:style style:name="P84" style:family="paragraph" style:parent-style-name="Standard">
      <style:text-properties officeooo:rsid="00db0418" officeooo:paragraph-rsid="00db0418"/>
    </style:style>
    <style:style style:name="P85" style:family="paragraph" style:parent-style-name="Standard">
      <style:text-properties officeooo:rsid="00db0418" officeooo:paragraph-rsid="00d911df"/>
    </style:style>
    <style:style style:name="P86" style:family="paragraph" style:parent-style-name="Standard">
      <style:text-properties officeooo:rsid="00e75396" officeooo:paragraph-rsid="00e75396"/>
    </style:style>
    <style:style style:name="P87" style:family="paragraph" style:parent-style-name="Standard">
      <style:text-properties officeooo:paragraph-rsid="00e75396"/>
    </style:style>
    <style:style style:name="P88" style:family="paragraph" style:parent-style-name="Standard">
      <style:text-properties officeooo:rsid="00dc6155" officeooo:paragraph-rsid="00e75396"/>
    </style:style>
    <style:style style:name="P89" style:family="paragraph" style:parent-style-name="Standard">
      <style:text-properties officeooo:rsid="00e95667" officeooo:paragraph-rsid="00e95667"/>
    </style:style>
    <style:style style:name="P90" style:family="paragraph" style:parent-style-name="Standard">
      <style:text-properties officeooo:rsid="00e95667" officeooo:paragraph-rsid="00e96ba8"/>
    </style:style>
    <style:style style:name="P91" style:family="paragraph" style:parent-style-name="Standard">
      <style:text-properties officeooo:rsid="00e95667" officeooo:paragraph-rsid="0103dac1"/>
    </style:style>
    <style:style style:name="P92" style:family="paragraph" style:parent-style-name="Standard">
      <style:text-properties officeooo:rsid="00e96ba8" officeooo:paragraph-rsid="00e96ba8"/>
    </style:style>
    <style:style style:name="P93" style:family="paragraph" style:parent-style-name="Standard">
      <style:text-properties officeooo:rsid="00e982a6" officeooo:paragraph-rsid="00e982a6"/>
    </style:style>
    <style:style style:name="P94" style:family="paragraph" style:parent-style-name="Standard">
      <style:text-properties officeooo:rsid="00e982a6" officeooo:paragraph-rsid="00e96ba8"/>
    </style:style>
    <style:style style:name="P95" style:family="paragraph" style:parent-style-name="Standard">
      <style:text-properties officeooo:rsid="002e70e1" officeooo:paragraph-rsid="00e9c8cf"/>
    </style:style>
    <style:style style:name="P96" style:family="paragraph" style:parent-style-name="Standard">
      <style:text-properties officeooo:rsid="002e70e1" officeooo:paragraph-rsid="00eb4db4"/>
    </style:style>
    <style:style style:name="P97" style:family="paragraph" style:parent-style-name="Standard">
      <style:text-properties officeooo:rsid="00eb4db4" officeooo:paragraph-rsid="00eb4db4"/>
    </style:style>
    <style:style style:name="P98" style:family="paragraph" style:parent-style-name="Standard">
      <style:text-properties officeooo:rsid="00eb4db4" officeooo:paragraph-rsid="00f11bf0"/>
    </style:style>
    <style:style style:name="P99" style:family="paragraph" style:parent-style-name="Standard">
      <style:text-properties officeooo:paragraph-rsid="00eb4db4"/>
    </style:style>
    <style:style style:name="P100" style:family="paragraph" style:parent-style-name="Standard">
      <style:text-properties officeooo:rsid="00dff138" officeooo:paragraph-rsid="006b5bc9"/>
    </style:style>
    <style:style style:name="P101" style:family="paragraph" style:parent-style-name="Standard">
      <style:text-properties officeooo:rsid="00dff138" officeooo:paragraph-rsid="00eb4db4"/>
    </style:style>
    <style:style style:name="P102" style:family="paragraph" style:parent-style-name="Standard">
      <style:text-properties officeooo:rsid="005822aa" officeooo:paragraph-rsid="00eb4db4"/>
    </style:style>
    <style:style style:name="P103" style:family="paragraph" style:parent-style-name="Standard">
      <style:text-properties officeooo:rsid="009d7745" officeooo:paragraph-rsid="00eb4db4"/>
    </style:style>
    <style:style style:name="P104" style:family="paragraph" style:parent-style-name="Standard">
      <style:text-properties officeooo:rsid="007c7c90" officeooo:paragraph-rsid="00eb4db4"/>
    </style:style>
    <style:style style:name="P105" style:family="paragraph" style:parent-style-name="Standard">
      <style:text-properties officeooo:rsid="009f4918" officeooo:paragraph-rsid="00eb4db4"/>
    </style:style>
    <style:style style:name="P106" style:family="paragraph" style:parent-style-name="Standard">
      <style:text-properties officeooo:rsid="00e9c8cf" officeooo:paragraph-rsid="00eb4db4"/>
    </style:style>
    <style:style style:name="P107" style:family="paragraph" style:parent-style-name="Standard">
      <style:text-properties officeooo:rsid="00f36b4e" officeooo:paragraph-rsid="00f36b4e"/>
    </style:style>
    <style:style style:name="P108" style:family="paragraph" style:parent-style-name="Standard">
      <style:text-properties officeooo:rsid="00f36b4e" officeooo:paragraph-rsid="0108ecd0"/>
    </style:style>
    <style:style style:name="P109" style:family="paragraph" style:parent-style-name="Standard">
      <style:text-properties officeooo:rsid="00f6c0e9" officeooo:paragraph-rsid="00f6c0e9"/>
    </style:style>
    <style:style style:name="P110" style:family="paragraph" style:parent-style-name="Standard">
      <style:text-properties officeooo:rsid="00f6c0e9" officeooo:paragraph-rsid="01075ad4"/>
    </style:style>
    <style:style style:name="P111" style:family="paragraph" style:parent-style-name="Standard">
      <style:text-properties officeooo:rsid="01046086" officeooo:paragraph-rsid="0105c8fb"/>
    </style:style>
    <style:style style:name="P112" style:family="paragraph" style:parent-style-name="Standard">
      <style:text-properties officeooo:rsid="0105c8fb" officeooo:paragraph-rsid="0105c8fb"/>
    </style:style>
    <style:style style:name="P113" style:family="paragraph" style:parent-style-name="Standard">
      <style:text-properties officeooo:rsid="010cd7bc" officeooo:paragraph-rsid="010e417c"/>
    </style:style>
    <style:style style:name="P114" style:family="paragraph" style:parent-style-name="Standard">
      <style:text-properties officeooo:rsid="010e417c" officeooo:paragraph-rsid="010e417c"/>
    </style:style>
    <style:style style:name="P115" style:family="paragraph" style:parent-style-name="Standard">
      <style:text-properties officeooo:rsid="0111e1cf" officeooo:paragraph-rsid="0111e1cf"/>
    </style:style>
    <style:style style:name="P116" style:family="paragraph" style:parent-style-name="Standard">
      <style:text-properties officeooo:rsid="00f11bf0" officeooo:paragraph-rsid="00f11bf0"/>
    </style:style>
    <style:style style:name="P117" style:family="paragraph" style:parent-style-name="Standard">
      <style:text-properties officeooo:rsid="011cc148" officeooo:paragraph-rsid="011cc148"/>
    </style:style>
    <style:style style:name="P118" style:family="paragraph" style:parent-style-name="Standard">
      <style:text-properties officeooo:rsid="011cc148" officeooo:paragraph-rsid="015f35d2"/>
    </style:style>
    <style:style style:name="P119" style:family="paragraph" style:parent-style-name="Standard">
      <style:text-properties officeooo:paragraph-rsid="0120dd66"/>
    </style:style>
    <style:style style:name="P120" style:family="paragraph" style:parent-style-name="Standard">
      <style:text-properties officeooo:paragraph-rsid="01282e3b"/>
    </style:style>
    <style:style style:name="P121" style:family="paragraph" style:parent-style-name="Standard">
      <style:text-properties officeooo:paragraph-rsid="0128d7a1"/>
    </style:style>
    <style:style style:name="P122" style:family="paragraph" style:parent-style-name="Standard">
      <style:text-properties officeooo:rsid="0128d7a1" officeooo:paragraph-rsid="012efaed"/>
    </style:style>
    <style:style style:name="P123" style:family="paragraph" style:parent-style-name="Standard">
      <style:text-properties officeooo:rsid="0128d7a1" officeooo:paragraph-rsid="0155f58d"/>
    </style:style>
    <style:style style:name="P124" style:family="paragraph" style:parent-style-name="Standard">
      <style:text-properties officeooo:paragraph-rsid="013692bf"/>
    </style:style>
    <style:style style:name="P125" style:family="paragraph" style:parent-style-name="Standard">
      <style:text-properties officeooo:paragraph-rsid="013b9a2f"/>
    </style:style>
    <style:style style:name="P126" style:family="paragraph" style:parent-style-name="Standard">
      <style:text-properties officeooo:rsid="012e200f" officeooo:paragraph-rsid="01444e07"/>
    </style:style>
    <style:style style:name="P127" style:family="paragraph" style:parent-style-name="Standard">
      <style:text-properties officeooo:rsid="012e200f" officeooo:paragraph-rsid="014d6c41"/>
    </style:style>
    <style:style style:name="P128" style:family="paragraph" style:parent-style-name="Standard">
      <style:text-properties officeooo:rsid="01444e07" officeooo:paragraph-rsid="014548cf"/>
    </style:style>
    <style:style style:name="P129" style:family="paragraph" style:parent-style-name="Standard">
      <style:text-properties officeooo:rsid="01444e07" officeooo:paragraph-rsid="017bda08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paragraph-rsid="01534d25"/>
    </style:style>
    <style:style style:name="P132" style:family="paragraph" style:parent-style-name="Standard">
      <style:text-properties officeooo:rsid="01534d25" officeooo:paragraph-rsid="0155f58d"/>
    </style:style>
    <style:style style:name="P133" style:family="paragraph" style:parent-style-name="Standard">
      <style:text-properties officeooo:rsid="01534d25" officeooo:paragraph-rsid="01534d25"/>
    </style:style>
    <style:style style:name="P134" style:family="paragraph" style:parent-style-name="Standard">
      <style:text-properties officeooo:rsid="0155f58d" officeooo:paragraph-rsid="0155f58d"/>
    </style:style>
    <style:style style:name="P135" style:family="paragraph" style:parent-style-name="Standard">
      <style:text-properties officeooo:paragraph-rsid="0155f58d"/>
    </style:style>
    <style:style style:name="P136" style:family="paragraph" style:parent-style-name="Standard">
      <style:text-properties officeooo:rsid="00aa3ca6" officeooo:paragraph-rsid="006aa50f"/>
    </style:style>
    <style:style style:name="P137" style:family="paragraph" style:parent-style-name="Standard">
      <style:text-properties officeooo:rsid="015d4340" officeooo:paragraph-rsid="015d4340"/>
    </style:style>
    <style:style style:name="P138" style:family="paragraph" style:parent-style-name="Standard">
      <style:text-properties officeooo:paragraph-rsid="015f35d2"/>
    </style:style>
    <style:style style:name="P139" style:family="paragraph" style:parent-style-name="Standard">
      <style:text-properties officeooo:paragraph-rsid="01608f27"/>
    </style:style>
    <style:style style:name="P140" style:family="paragraph" style:parent-style-name="Standard">
      <style:text-properties officeooo:rsid="0170a9cc" officeooo:paragraph-rsid="01795f30"/>
    </style:style>
    <style:style style:name="P141" style:family="paragraph" style:parent-style-name="Standard">
      <style:text-properties officeooo:rsid="0170a9cc" officeooo:paragraph-rsid="00e9c8cf"/>
    </style:style>
    <style:style style:name="P142" style:family="paragraph" style:parent-style-name="Standard">
      <style:text-properties officeooo:paragraph-rsid="0177cd0a"/>
    </style:style>
    <style:style style:name="P143" style:family="paragraph" style:parent-style-name="Standard">
      <style:text-properties officeooo:rsid="014548cf" officeooo:paragraph-rsid="017bda08"/>
    </style:style>
    <style:style style:name="P144" style:family="paragraph" style:parent-style-name="Standard">
      <style:text-properties officeooo:rsid="013865a3" officeooo:paragraph-rsid="01853be9"/>
    </style:style>
    <style:style style:name="P145" style:family="paragraph" style:parent-style-name="Standard">
      <style:text-properties officeooo:rsid="0181ab1e" officeooo:paragraph-rsid="0181ab1e"/>
    </style:style>
    <style:style style:name="P146" style:family="paragraph" style:parent-style-name="Standard">
      <style:text-properties officeooo:paragraph-rsid="018c47c7"/>
    </style:style>
    <style:style style:name="P147" style:family="paragraph" style:parent-style-name="Standard">
      <style:paragraph-properties fo:text-align="start" style:justify-single-word="false"/>
      <style:text-properties officeooo:paragraph-rsid="0128d7a1"/>
    </style:style>
    <style:style style:name="P148" style:family="paragraph" style:parent-style-name="Standard">
      <style:text-properties officeooo:rsid="0181ab1e" officeooo:paragraph-rsid="018d82c6"/>
    </style:style>
    <style:style style:name="P149" style:family="paragraph" style:parent-style-name="Standard">
      <style:text-properties officeooo:rsid="00f36b4e" officeooo:paragraph-rsid="018d82c6"/>
    </style:style>
    <style:style style:name="P150" style:family="paragraph" style:parent-style-name="Standard">
      <style:text-properties officeooo:rsid="00f6c0e9" officeooo:paragraph-rsid="01075ad4"/>
    </style:style>
    <style:style style:name="P151" style:family="paragraph" style:parent-style-name="Standard">
      <style:text-properties officeooo:rsid="011cc148" officeooo:paragraph-rsid="00f11bf0"/>
    </style:style>
    <style:style style:name="P152" style:family="paragraph" style:parent-style-name="Standard">
      <style:text-properties officeooo:rsid="00e982a6" officeooo:paragraph-rsid="00e982a6"/>
    </style:style>
    <style:style style:name="P153" style:family="paragraph" style:parent-style-name="Standard">
      <style:text-properties officeooo:rsid="002f7dbb" officeooo:paragraph-rsid="018da04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7025f2"/>
    </style:style>
    <style:style style:name="T48" style:family="text">
      <style:text-properties officeooo:rsid="00760b4d"/>
    </style:style>
    <style:style style:name="T49" style:family="text">
      <style:text-properties officeooo:rsid="00838c62"/>
    </style:style>
    <style:style style:name="T50" style:family="text">
      <style:text-properties officeooo:rsid="00953d61"/>
    </style:style>
    <style:style style:name="T51" style:family="text">
      <style:text-properties officeooo:rsid="00983ce0"/>
    </style:style>
    <style:style style:name="T52" style:family="text">
      <style:text-properties officeooo:rsid="009eb43a"/>
    </style:style>
    <style:style style:name="T53" style:family="text">
      <style:text-properties officeooo:rsid="00a00e39"/>
    </style:style>
    <style:style style:name="T54" style:family="text">
      <style:text-properties officeooo:rsid="00a4e2f3"/>
    </style:style>
    <style:style style:name="T55" style:family="text">
      <style:text-properties officeooo:rsid="00b153a3"/>
    </style:style>
    <style:style style:name="T56" style:family="text">
      <style:text-properties officeooo:rsid="00b2e5f8"/>
    </style:style>
    <style:style style:name="T57" style:family="text">
      <style:text-properties officeooo:rsid="00b3ceac"/>
    </style:style>
    <style:style style:name="T58" style:family="text">
      <style:text-properties officeooo:rsid="00bfa910"/>
    </style:style>
    <style:style style:name="T59" style:family="text">
      <style:text-properties officeooo:rsid="00c5aa9d"/>
    </style:style>
    <style:style style:name="T60" style:family="text">
      <style:text-properties officeooo:rsid="00c67e96"/>
    </style:style>
    <style:style style:name="T61" style:family="text">
      <style:text-properties officeooo:rsid="00c7af19"/>
    </style:style>
    <style:style style:name="T62" style:family="text">
      <style:text-properties officeooo:rsid="00ca450b"/>
    </style:style>
    <style:style style:name="T63" style:family="text">
      <style:text-properties officeooo:rsid="00d417fa"/>
    </style:style>
    <style:style style:name="T64" style:family="text">
      <style:text-properties officeooo:rsid="00e01356"/>
    </style:style>
    <style:style style:name="T65" style:family="text">
      <style:text-properties officeooo:rsid="00e535c3"/>
    </style:style>
    <style:style style:name="T66" style:family="text">
      <style:text-properties officeooo:rsid="00e75396"/>
    </style:style>
    <style:style style:name="T67" style:family="text">
      <style:text-properties officeooo:rsid="0041f697"/>
    </style:style>
    <style:style style:name="T68" style:family="text">
      <style:text-properties officeooo:rsid="00e9c8cf"/>
    </style:style>
    <style:style style:name="T69" style:family="text">
      <style:text-properties officeooo:rsid="00eb4db4"/>
    </style:style>
    <style:style style:name="T70" style:family="text">
      <style:text-properties officeooo:rsid="00eb8bb3"/>
    </style:style>
    <style:style style:name="T71" style:family="text">
      <style:text-properties officeooo:rsid="00ebe251"/>
    </style:style>
    <style:style style:name="T72" style:family="text">
      <style:text-properties officeooo:rsid="00ef35ab"/>
    </style:style>
    <style:style style:name="T73" style:family="text">
      <style:text-properties officeooo:rsid="00f14580"/>
    </style:style>
    <style:style style:name="T74" style:family="text">
      <style:text-properties officeooo:rsid="00f4c75f"/>
    </style:style>
    <style:style style:name="T75" style:family="text">
      <style:text-properties officeooo:rsid="00f55486"/>
    </style:style>
    <style:style style:name="T76" style:family="text">
      <style:text-properties officeooo:rsid="00f58d49"/>
    </style:style>
    <style:style style:name="T77" style:family="text">
      <style:text-properties officeooo:rsid="00f77bd6"/>
    </style:style>
    <style:style style:name="T78" style:family="text">
      <style:text-properties officeooo:rsid="00f95f7f"/>
    </style:style>
    <style:style style:name="T79" style:family="text">
      <style:text-properties officeooo:rsid="00fac8cc"/>
    </style:style>
    <style:style style:name="T80" style:family="text">
      <style:text-properties officeooo:rsid="00ff4374"/>
    </style:style>
    <style:style style:name="T81" style:family="text">
      <style:text-properties officeooo:rsid="0103dac1"/>
    </style:style>
    <style:style style:name="T82" style:family="text">
      <style:text-properties officeooo:rsid="0105c8fb"/>
    </style:style>
    <style:style style:name="T83" style:family="text">
      <style:text-properties officeooo:rsid="010699f9"/>
    </style:style>
    <style:style style:name="T84" style:family="text">
      <style:text-properties officeooo:rsid="0108ecd0"/>
    </style:style>
    <style:style style:name="T85" style:family="text">
      <style:text-properties officeooo:rsid="010b2171"/>
    </style:style>
    <style:style style:name="T86" style:family="text">
      <style:text-properties officeooo:rsid="010cd7bc"/>
    </style:style>
    <style:style style:name="T87" style:family="text">
      <style:text-properties officeooo:rsid="010e417c"/>
    </style:style>
    <style:style style:name="T88" style:family="text">
      <style:text-properties officeooo:rsid="010fc4d2"/>
    </style:style>
    <style:style style:name="T89" style:family="text">
      <style:text-properties officeooo:rsid="0011604b"/>
    </style:style>
    <style:style style:name="T90" style:family="text">
      <style:text-properties officeooo:rsid="0114ae7c"/>
    </style:style>
    <style:style style:name="T91" style:family="text">
      <style:text-properties officeooo:rsid="01188e64"/>
    </style:style>
    <style:style style:name="T92" style:family="text">
      <style:text-properties officeooo:rsid="0119ffcd"/>
    </style:style>
    <style:style style:name="T93" style:family="text">
      <style:text-properties officeooo:rsid="011b412f"/>
    </style:style>
    <style:style style:name="T94" style:family="text">
      <style:text-properties officeooo:rsid="011e3ab1"/>
    </style:style>
    <style:style style:name="T95" style:family="text">
      <style:text-properties officeooo:rsid="011fa1f3"/>
    </style:style>
    <style:style style:name="T96" style:family="text">
      <style:text-properties officeooo:rsid="0120dd66"/>
    </style:style>
    <style:style style:name="T97" style:family="text">
      <style:text-properties officeooo:rsid="00f11bf0"/>
    </style:style>
    <style:style style:name="T98" style:family="text">
      <style:text-properties officeooo:rsid="01222931"/>
    </style:style>
    <style:style style:name="T99" style:family="text">
      <style:text-properties officeooo:rsid="012369c2"/>
    </style:style>
    <style:style style:name="T100" style:family="text">
      <style:text-properties officeooo:rsid="01244705"/>
    </style:style>
    <style:style style:name="T101" style:family="text">
      <style:text-properties officeooo:rsid="01263c00"/>
    </style:style>
    <style:style style:name="T102" style:family="text">
      <style:text-properties officeooo:rsid="01282e3b"/>
    </style:style>
    <style:style style:name="T103" style:family="text">
      <style:text-properties officeooo:rsid="0128d7a1"/>
    </style:style>
    <style:style style:name="T104" style:family="text">
      <style:text-properties officeooo:rsid="012ca4e2"/>
    </style:style>
    <style:style style:name="T105" style:family="text">
      <style:text-properties officeooo:rsid="012e200f"/>
    </style:style>
    <style:style style:name="T106" style:family="text">
      <style:text-properties officeooo:rsid="012efaed"/>
    </style:style>
    <style:style style:name="T107" style:family="text">
      <style:text-properties officeooo:rsid="01316f45"/>
    </style:style>
    <style:style style:name="T108" style:family="text">
      <style:text-properties officeooo:rsid="0133ea4d"/>
    </style:style>
    <style:style style:name="T109" style:family="text">
      <style:text-properties officeooo:rsid="013692bf"/>
    </style:style>
    <style:style style:name="T110" style:family="text">
      <style:text-properties officeooo:rsid="0139d545"/>
    </style:style>
    <style:style style:name="T111" style:family="text">
      <style:text-properties officeooo:rsid="013a86f9"/>
    </style:style>
    <style:style style:name="T112" style:family="text">
      <style:text-properties officeooo:rsid="013b9a2f"/>
    </style:style>
    <style:style style:name="T113" style:family="text">
      <style:text-properties officeooo:rsid="013edfbe"/>
    </style:style>
    <style:style style:name="T114" style:family="text">
      <style:text-properties officeooo:rsid="014719f0"/>
    </style:style>
    <style:style style:name="T115" style:family="text">
      <style:text-properties officeooo:rsid="014ae8df"/>
    </style:style>
    <style:style style:name="T116" style:family="text">
      <style:text-properties officeooo:rsid="014c9308"/>
    </style:style>
    <style:style style:name="T117" style:family="text">
      <style:text-properties officeooo:rsid="014e5f6d"/>
    </style:style>
    <style:style style:name="T118" style:family="text">
      <style:text-properties officeooo:rsid="015147d0"/>
    </style:style>
    <style:style style:name="T119" style:family="text">
      <style:text-properties officeooo:rsid="01534d25"/>
    </style:style>
    <style:style style:name="T120" style:family="text">
      <style:text-properties officeooo:rsid="0155f58d"/>
    </style:style>
    <style:style style:name="T121" style:family="text">
      <style:text-properties officeooo:rsid="0156fa98"/>
    </style:style>
    <style:style style:name="T122" style:family="text">
      <style:text-properties officeooo:rsid="0158a18c"/>
    </style:style>
    <style:style style:name="T123" style:family="text">
      <style:text-properties officeooo:rsid="01599f67"/>
    </style:style>
    <style:style style:name="T124" style:family="text">
      <style:text-properties officeooo:rsid="015b71ca"/>
    </style:style>
    <style:style style:name="T125" style:family="text">
      <style:text-properties officeooo:rsid="015d4340"/>
    </style:style>
    <style:style style:name="T126" style:family="text">
      <style:text-properties officeooo:rsid="015ec3a1"/>
    </style:style>
    <style:style style:name="T127" style:family="text">
      <style:text-properties officeooo:rsid="015f35d2"/>
    </style:style>
    <style:style style:name="T128" style:family="text">
      <style:text-properties officeooo:rsid="01602754"/>
    </style:style>
    <style:style style:name="T129" style:family="text">
      <style:text-properties officeooo:rsid="01608f27"/>
    </style:style>
    <style:style style:name="T130" style:family="text">
      <style:text-properties officeooo:rsid="016307fb"/>
    </style:style>
    <style:style style:name="T131" style:family="text">
      <style:text-properties officeooo:rsid="01659584"/>
    </style:style>
    <style:style style:name="T132" style:family="text">
      <style:text-properties officeooo:rsid="01659c5c"/>
    </style:style>
    <style:style style:name="T133" style:family="text">
      <style:text-properties officeooo:rsid="0166ff83"/>
    </style:style>
    <style:style style:name="T134" style:family="text">
      <style:text-properties officeooo:rsid="0175e46f"/>
    </style:style>
    <style:style style:name="T135" style:family="text">
      <style:text-properties officeooo:rsid="0177cd0a"/>
    </style:style>
    <style:style style:name="T136" style:family="text">
      <style:text-properties officeooo:rsid="017bda08"/>
    </style:style>
    <style:style style:name="T137" style:family="text">
      <style:text-properties officeooo:rsid="017c1a93"/>
    </style:style>
    <style:style style:name="T138" style:family="text">
      <style:text-properties officeooo:rsid="017efefd"/>
    </style:style>
    <style:style style:name="T139" style:family="text">
      <style:text-properties officeooo:rsid="017fb39a"/>
    </style:style>
    <style:style style:name="T140" style:family="text">
      <style:text-properties officeooo:rsid="01838df3"/>
    </style:style>
    <style:style style:name="T141" style:family="text">
      <style:text-properties officeooo:rsid="01853be9"/>
    </style:style>
    <style:style style:name="T142" style:family="text">
      <style:text-properties officeooo:rsid="01868ada"/>
    </style:style>
    <style:style style:name="T143" style:family="text">
      <style:text-properties officeooo:rsid="0187ba85"/>
    </style:style>
    <style:style style:name="T144" style:family="text">
      <style:text-properties officeooo:rsid="0189d83b"/>
    </style:style>
    <style:style style:name="T145" style:family="text">
      <style:text-properties officeooo:rsid="018c47c7"/>
    </style:style>
    <style:style style:name="T146" style:family="text">
      <style:text-properties officeooo:rsid="018d82c6"/>
    </style:style>
    <style:style style:name="T147" style:family="text">
      <style:text-properties officeooo:rsid="018da0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120">We develop here a</text:span><text:span text:style-name="T85">n a</text:span>lgorithm <text:span text:style-name="T85">based on the </text:span>Llewellyn Thomas <text:span text:style-name="T85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0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6"/>
      <text:p text:style-name="P8"/>
      <text:p text:style-name="P99"><text:span text:style-name="T69">We will develop three versions of an algorithm for solving these systems. First, the</text:span> system can be solved in O[n] with <text:span text:style-name="T69">what we shall call the forward </text:span>algorithm. </text:p>
      <text:p text:style-name="P99"/>
      <text:p text:style-name="P97">Forward algorithm:</text:p>
      <text:p text:style-name="P99"/>
      <text:p text:style-name="P99">Starting with the 1st and nth equations and working inwards to the 2nd and n-1st an so on, for the jth pair of equations <text:s/>we can write, <text:span text:style-name="T71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6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7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1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1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1">which is <text:span text:style-name="T50">a </text:span>2x2 system solvable for the middle two <text:span text:style-name="T63">values:</text:span></text:p>
      <text:p text:style-name="P80"/>
      <text:p text:style-name="P82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3"/>
      <text:p text:style-name="P66"><text:s text:c="2"/></text:p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8">writing the components of </text:span><text:span text:style-name="T58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8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5">by back substitution using </text:span><text:span text:style-name="T55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5"><text:span text:style-name="T120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8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8"/>
      <text:p text:style-name="P78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4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6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4">It all gets rather tedious. <text:s/><text:span text:style-name="T14">Writing more generally, </text:span><text:span text:style-name="T15">if we write </text:span><text:span text:style-name="T14">the first equation </text:span><text:span text:style-name="T60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5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59">and defining </text:span><text:span text:style-name="T59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153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</text:span><text:span text:style-name="T147">*</text:span><text:span text:style-name="T14">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2">with <text:s text:c="2"/></text:span><text:span text:style-name="T52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2">defined similarly so that </text:span><text:span text:style-name="T52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2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1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1">system </text:span>matrix, if <text:span text:style-name="T68">p=</text:span>modulo(n,m-<text:span text:style-name="T17">1</text:span>) <text:span text:style-name="T54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8">for the last 2*(m-1) values at jj=n/2</text:span></text:p>
      <text:p text:style-name="P41"><text:span text:style-name="T48">More generally, i</text:span>f <text:span text:style-name="T68">p= </text:span>modulo(n, <text:span text:style-name="T146">2*KU</text:span>) <text:span text:style-name="T68">and </text:span><text:span text:style-name="T68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2">or </text:span></text:p>
      <text:p text:style-name="P79"/>
      <text:p text:style-name="P79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9"/>
      <text:p text:style-name="P79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4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7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79">or </text:p>
      <text:p text:style-name="P79"/>
      <text:p text:style-name="P79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9"/>
      <text:p text:style-name="P79">where <draw:frame draw:style-name="fr1" draw:name="Object77" text:anchor-type="as-char" svg:y="-0.1634in" svg:width="1.1362in" svg:height="0.2244in" draw:z-index="98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9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49">using </text:span><text:span text:style-name="T49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9">.</text:span></text:p>
      <text:p text:style-name="P48"/>
      <text:p text:style-name="P100"/>
      <text:p text:style-name="P93">Reverse algorithm:</text:p>
      <text:p text:style-name="P86"/>
      <text:p text:style-name="P86">We can also solve the equations in reverse. Defining <draw:frame draw:style-name="fr1" draw:name="Object89" text:anchor-type="as-char" svg:y="-0.1484in" svg:width="1.461in" svg:height="0.222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1">our equations are</text:span></text:p>
      <text:p text:style-name="P86"/>
      <text:p text:style-name="P9"><draw:frame draw:style-name="fr1" draw:name="Object90" text:anchor-type="as-char" svg:y="-0.1752in" svg:width="2.7264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6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992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7"><draw:frame draw:style-name="fr1" draw:name="Object92" text:anchor-type="as-char" svg:y="-0.2008in" svg:width="2.3362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7"/>
      <text:p text:style-name="P87"><text:span text:style-name="T66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54in" svg:height="0.2189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7in" svg:height="0.2189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6">which we will define shortly.</text:span></text:p>
      <text:p text:style-name="P87"/>
      <text:p text:style-name="P39">At the <text:span text:style-name="T66">beginning and end, or edges,</text:span> of the <text:span text:style-name="T61">system </text:span>matrix, <text:span text:style-name="T15"><draw:frame draw:style-name="fr1" draw:name="Object95" text:anchor-type="as-char" svg:y="-0.1484in" svg:width="0.8807in" svg:height="0.2098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6">The 2 x 2 version is given below as an example:</text:p>
      <text:p text:style-name="P88"/>
      <text:p text:style-name="P88"><draw:frame draw:style-name="fr2" draw:name="Object3" text:anchor-type="as-char" svg:y="-0.2992in" svg:width="2.772in" svg:height="0.552in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8"/>
      <text:p text:style-name="P92">The rest of the values are then solved by back substitution <text:span text:style-name="T72">with</text:span><draw:frame draw:style-name="fr1" draw:name="Object88" text:anchor-type="as-char" svg:y="-0.1484in" svg:width="1.4437in" svg:height="0.222in" draw:z-index="101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6">Here we have implicitly decided to start the iterative solution at <text:s/>jj=(n-p)/2. <text:s/>If p=<text:span text:style-name="T67">modulo(n,m-1) =0, </text:span>then <text:span text:style-name="T76">we have the 2KU x 2KU matrix:</text:span></text:p>
      <text:p text:style-name="P86"/>
      <text:p text:style-name="P86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0">because </text:span><text:span text:style-name="T80"><draw:frame draw:style-name="fr1" draw:name="Object127" text:anchor-type="as-char" svg:y="-0.1634in" svg:width="1.0098in" svg:height="0.2236in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6"/>
      <text:p text:style-name="P86">If<draw:frame draw:style-name="fr1" draw:name="Object99" text:anchor-type="as-char" svg:y="-0.1484in" svg:width="0.4102in" svg:height="0.1846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2">we have p additional values of </text:span><text:span text:style-name="T72"><draw:frame draw:style-name="fr1" draw:name="Object111" text:anchor-type="as-char" svg:y="-0.1484in" svg:width="0.2339in" svg:height="0.2091in" draw:z-index="103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2">to solve for, and </text:span>the definitions of<text:span text:style-name="T35"><draw:frame draw:style-name="fr1" draw:name="Object100" text:anchor-type="as-char" svg:y="-0.1484in" svg:width="0.6854in" svg:height="0.2189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7in" svg:height="0.2189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2">are more complex. <text:s/>There are two cases, p &gt; KU or p &lt; KU, with both reducing to the same solution at p=KU. <text:s/>Consider the central rows:</text:span></text:p>
      <text:p text:style-name="P89"/>
      <text:p text:style-name="P93"><draw:frame draw:style-name="fr1" draw:name="Object113" text:anchor-type="as-char" svg:y="-0.1484in" svg:width="2.6382in" svg:height="0.2189in" draw:z-index="104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3">a vector p in length vs the definition of </text:span><text:span text:style-name="T73"><draw:frame draw:style-name="fr1" draw:name="Object114" text:anchor-type="as-char" svg:y="-0.1484in" svg:width="0.2063in" svg:height="0.2091in" draw:z-index="105"><draw:object xlink:href="./Object 114" xlink:type="simple" xlink:show="embed" xlink:actuate="onLoad"/><draw:image xlink:href="./ObjectReplacements/Object 114" xlink:type="simple" xlink:show="embed" xlink:actuate="onLoad"/></draw:frame></text:span><text:span text:style-name="T73">at j=(n-p)/2+1:</text:span></text:p>
      <text:p text:style-name="P93"/>
      <text:p text:style-name="P93"/>
      <text:p text:style-name="P93"><draw:frame draw:style-name="fr1" draw:name="Object115" text:anchor-type="as-char" svg:y="-0.152in" svg:width="5.1583in" svg:height="0.222in" draw:z-index="10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3"/>
      <text:p text:style-name="P107"/>
      <text:p text:style-name="P149">If p &gt; KU, then vecto<text:span text:style-name="T74">r</text:span><draw:frame draw:style-name="fr1" draw:name="Object116" text:anchor-type="as-char" svg:y="-0.1484in" svg:width="0.2228in" svg:height="0.2091in" draw:z-index="107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492in" svg:height="0.2189in" draw:z-index="108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7">so that there is a duplication of the middle 2KU-p rows.</text:span> <text:s/><text:span text:style-name="T146">Note that with p=mod(N,2*KU), p is always less than 2*KU. <text:s/></text:span></text:p>
      <text:p text:style-name="P108"/>
      <text:p text:style-name="P108"><text:span text:style-name="T84">I</text:span>f p &lt; KU, vector<draw:frame draw:style-name="fr1" draw:name="Object119" text:anchor-type="as-char" svg:y="-0.1484in" svg:width="0.2228in" svg:height="0.2091in" draw:z-index="109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492in" svg:height="0.2189in" draw:z-index="123"><draw:object xlink:href="./Object 117" xlink:type="simple" xlink:show="embed" xlink:actuate="onLoad"/><draw:image xlink:href="./ObjectReplacements/Object 117" xlink:type="simple" xlink:show="embed" xlink:actuate="onLoad"/></draw:frame><text:span text:style-name="T75">and an additional 2KU-2p rows are required. <text:s/></text:span></text:p>
      <text:p text:style-name="P108"/>
      <text:p text:style-name="P108"><text:span text:style-name="T75">If p=0, the 2KU rows (and columns) are generated by </text:span><text:span text:style-name="T75"><draw:frame draw:style-name="fr1" draw:name="Object120" text:anchor-type="as-char" svg:y="-0.1484in" svg:width="0.8591in" svg:height="0.2189in" draw:z-index="124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5">given above.</text:span></text:p>
      <text:p text:style-name="P107"/>
      <text:p text:style-name="P109"><text:soft-page-break/>The p rows are generated by the central p equations <text:span text:style-name="T78">given by</text:span><draw:frame draw:style-name="fr1" draw:name="Object121" text:anchor-type="as-char" svg:y="-0.1752in" svg:width="1.4929in" svg:height="0.2445in" draw:z-index="126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7">where</text:span><text:span text:style-name="T77"><draw:frame draw:style-name="fr1" draw:name="Object124" text:anchor-type="as-char" svg:y="-0.1752in" svg:width="0.4665in" svg:height="0.2354in" draw:z-index="127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7">consists of the middle p inner values and </text:span><text:span text:style-name="T77"><draw:frame draw:style-name="fr1" draw:name="Object122" text:anchor-type="as-char" svg:y="-0.1634in" svg:width="0.498in" svg:height="0.2244in" draw:z-index="129"><draw:object xlink:href="./Object 122" xlink:type="simple" xlink:show="embed" xlink:actuate="onLoad"/><draw:image xlink:href="./ObjectReplacements/Object 122" xlink:type="simple" xlink:show="embed" xlink:actuate="onLoad"/></draw:frame></text:span><text:span text:style-name="T77">are p x p <text:s/>and p x 2KU matrices. <text:s/></text:span></text:p>
      <text:p text:style-name="P110"/>
      <text:p text:style-name="P110"><text:span text:style-name="T79">Using the relationship between vector</text:span><text:span text:style-name="T79"><draw:frame draw:style-name="fr1" draw:name="Object123" text:anchor-type="as-char" svg:y="-0.1484in" svg:width="0.2228in" svg:height="0.2091in" draw:z-index="13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79"> and vector</text:span><text:span text:style-name="T79"><draw:frame draw:style-name="fr1" draw:name="Object125" text:anchor-type="as-char" svg:y="-0.1484in" svg:width="0.6492in" svg:height="0.2189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79">, and</text:span><draw:frame draw:style-name="fr1" draw:name="Object126" text:anchor-type="as-char" svg:y="-0.1484in" svg:width="2.6752in" svg:height="0.2327in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3">we can define </text:span><text:span text:style-name="T42"><draw:frame draw:style-name="fr1" draw:name="Object133" text:anchor-type="as-char" svg:y="-0.1484in" svg:width="0.6854in" svg:height="0.2189in" draw:z-index="13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6"><draw:frame draw:style-name="fr1" draw:name="Object134" text:anchor-type="as-char" svg:y="-0.1484in" svg:width="0.6457in" svg:height="0.2189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6">. <text:s text:c="2"/></text:span></text:p>
      <text:p text:style-name="P110"/>
      <text:p text:style-name="P110"><text:span text:style-name="T83">If p &lt; KU, the first p rows of</text:span><text:span text:style-name="T83"><draw:frame draw:style-name="fr1" draw:name="Object135" text:anchor-type="as-char" svg:y="-0.1484in" svg:width="0.6854in" svg:height="0.2189in" draw:z-index="13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3">are given by the first p rows of</text:span><text:span text:style-name="T83"><draw:frame draw:style-name="fr1" draw:name="Object136" text:anchor-type="as-char" svg:y="-0.172in" svg:width="0.6354in" svg:height="0.2327in" draw:z-index="141"><draw:object xlink:href="./Object 136" xlink:type="simple" xlink:show="embed" xlink:actuate="onLoad"/><draw:image xlink:href="./ObjectReplacements/Object 136" xlink:type="simple" xlink:show="embed" xlink:actuate="onLoad"/></draw:frame></text:span><text:span text:style-name="T83">and the last p rows of</text:span><text:span text:style-name="T83"><draw:frame draw:style-name="fr1" draw:name="Object137" text:anchor-type="as-char" svg:y="-0.1484in" svg:width="0.6854in" svg:height="0.2189in" draw:z-index="142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3">are given by the last p rows of</text:span><text:span text:style-name="T83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3">. <text:s/>The center of the matrix is a 2KU-2p version of</text:span><text:span text:style-name="T83"><draw:frame draw:style-name="fr1" draw:name="Object139" text:anchor-type="as-char" svg:y="-0.1484in" svg:width="0.2591in" svg:height="0.2091in" draw:z-index="14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3">. </text:span></text:p>
      <text:p text:style-name="P110"/>
      <text:p text:style-name="P110"><text:span text:style-name="T83">If p &gt; KU, then first KU rows of</text:span><text:span text:style-name="T83"><draw:frame draw:style-name="fr1" draw:name="Object140" text:anchor-type="as-char" svg:y="-0.1484in" svg:width="0.6854in" svg:height="0.2189in" draw:z-index="14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3">are given by the first KU rows of</text:span><text:span text:style-name="T83"><draw:frame draw:style-name="fr1" draw:name="Object141" text:anchor-type="as-char" svg:y="-0.172in" svg:width="0.6354in" svg:height="0.2327in" draw:z-index="14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3">and the last KU rows of</text:span><text:span text:style-name="T83"><draw:frame draw:style-name="fr1" draw:name="Object142" text:anchor-type="as-char" svg:y="-0.1484in" svg:width="0.6854in" svg:height="0.2189in" draw:z-index="15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3">are given by the last KU rows of</text:span><text:span text:style-name="T83"><draw:frame draw:style-name="fr1" draw:name="Object143" text:anchor-type="as-char" svg:y="-0.172in" svg:width="0.6354in" svg:height="0.2327in" draw:z-index="15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3">, resulting in a duplication of the middle 2KU-p rows. <text:s/></text:span><text:span text:style-name="T83"><draw:frame draw:style-name="fr1" draw:name="Object144" text:anchor-type="as-char" svg:y="-0.1484in" svg:width="0.6457in" svg:height="0.2189in" draw:z-index="15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3">is similarly defined, using</text:span><text:span text:style-name="T83"><draw:frame draw:style-name="fr1" draw:name="Object145" text:anchor-type="as-char" svg:y="-0.172in" svg:width="0.4929in" svg:height="0.2327in" draw:z-index="15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3">and </text:span><text:span text:style-name="T83"><draw:frame draw:style-name="fr1" draw:name="Object146" text:anchor-type="as-char" svg:y="-0.1484in" svg:width="0.3811in" svg:height="0.2189in" draw:z-index="154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3">.</text:span></text:p>
      <text:p text:style-name="P110"/>
      <text:p text:style-name="P149"><text:span text:style-name="T146">We will see below where if we define p=mod(N,</text:span><text:span text:style-name="T147">8</text:span><text:span text:style-name="T146">*KU), then there is the possibility that p &gt; 2*KU. In that case </text:span><text:span text:style-name="T83"><draw:frame draw:style-name="fr1" draw:name="Object259" text:anchor-type="as-char" svg:y="-0.1484in" svg:width="0.6854in" svg:height="0.2189in" draw:z-index="258"><draw:object xlink:href="./Object 259" xlink:type="simple" xlink:show="embed" xlink:actuate="onLoad"/><draw:image xlink:href="./ObjectReplacements/Object 259" xlink:type="simple" xlink:show="embed" xlink:actuate="onLoad"/><svg:desc>formula</svg:desc></draw:frame></text:span><text:span text:style-name="T146">is given by </text:span><draw:frame draw:style-name="fr1" draw:name="Object260" text:anchor-type="as-char" svg:y="-0.172in" svg:width="0.6354in" svg:height="0.2327in" draw:z-index="259"><draw:object xlink:href="./Object 260" xlink:type="simple" xlink:show="embed" xlink:actuate="onLoad"/><draw:image xlink:href="./ObjectReplacements/Object 260" xlink:type="simple" xlink:show="embed" xlink:actuate="onLoad"/><svg:desc>formula</svg:desc></draw:frame><text:span text:style-name="T147">with no overlap/duplication of rows </text:span><text:span text:style-name="T146">and is p x 2*KU, not 2*KU x 2*KU. </text:span><text:span text:style-name="T83"><text:s text:c="2"/></text:span><text:span text:style-name="T83"><draw:frame draw:style-name="fr1" draw:name="Object261" text:anchor-type="as-char" svg:y="-0.1484in" svg:width="0.6457in" svg:height="0.2189in" draw:z-index="260"><draw:object xlink:href="./Object 261" xlink:type="simple" xlink:show="embed" xlink:actuate="onLoad"/><draw:image xlink:href="./ObjectReplacements/Object 261" xlink:type="simple" xlink:show="embed" xlink:actuate="onLoad"/><svg:desc>formula</svg:desc></draw:frame></text:span><text:span text:style-name="T83">is similarly defined, using</text:span><text:span text:style-name="T83"><draw:frame draw:style-name="fr1" draw:name="Object262" text:anchor-type="as-char" svg:y="-0.172in" svg:width="0.4929in" svg:height="0.2327in" draw:z-index="261"><draw:object xlink:href="./Object 262" xlink:type="simple" xlink:show="embed" xlink:actuate="onLoad"/><draw:image xlink:href="./ObjectReplacements/Object 262" xlink:type="simple" xlink:show="embed" xlink:actuate="onLoad"/><svg:desc>formula</svg:desc></draw:frame></text:span><text:span text:style-name="T146">and is p in length, not 2*KU. </text:span><text:span text:style-name="T147">The final backsubstitution then takes a 2*KU vector and produces the p-length vector of final values.</text:span></text:p>
      <text:p text:style-name="P93"/>
      <text:p text:style-name="P93"/>
      <text:p text:style-name="P93">Parallel <text:span text:style-name="T147">2x2 </text:span><text:span text:style-name="T69">algorithm</text:span>:</text:p>
      <text:p text:style-name="P86"/>
      <text:p text:style-name="P97">Although the algorithms developed are <text:span text:style-name="T111">recursive</text:span> and inherently serial, we can solve both <text:span text:style-name="T71">forward and back algorithms </text:span>in parallel, <text:span text:style-name="T71">cutting down the computation time.</text:span></text:p>
      <text:p text:style-name="P97"/>
      <text:p text:style-name="P91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1"/>
      <text:p text:style-name="P91"><text:span text:style-name="T81">Now, recalling that</text:span><draw:frame draw:style-name="fr1" draw:name="Object104" text:anchor-type="as-char" svg:y="-0.1634in" svg:width="1.5134in" svg:height="0.2362in" draw:z-index="155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1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1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1"/>
      <text:p text:style-name="P91"><text:span text:style-name="T81">Note however despite that</text:span>:</text:p>
      <text:p text:style-name="P90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0"/>
      <text:p text:style-name="P94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2">any</text:span> value jj:</text:p>
      <text:p text:style-name="P90"><draw:frame draw:style-name="fr1" draw:name="Object108" text:anchor-type="as-char" svg:y="-0.1992in" svg:width="2.3083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2">and</text:p>
      <text:p text:style-name="P92"><draw:frame draw:style-name="fr1" draw:name="Object109" text:anchor-type="as-char" svg:y="-0.1992in" svg:width="2.5799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2"/>
      <text:p text:style-name="P116">We can pick jj=(n/4) so that each iterative series takes half as many steps as either the usual forward or backward algorithm. <text:s text:c="2"/><text:span text:style-name="T120">As a bonus, we only have to do the</text:span><text:span text:style-name="T120"><draw:frame draw:style-name="fr1" draw:name="Object212" text:anchor-type="as-char" svg:y="-0.1484in" svg:width="0.3311in" svg:height="0.1846in" draw:z-index="110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0">equations for the reverse algorithm. </text:span>Since <text:soft-page-break/>each iterative series is independent, the computation can be done in parallel. <text:span text:style-name="T105">Each step requires a solution of a KU x KU system, (for overall O(n x KU x KU) time) but the price of splitting the calculations in two parallel segments is solving one </text:span><text:span text:style-name="T108">4</text:span><text:span text:style-name="T105">KU x </text:span><text:span text:style-name="T108">4</text:span><text:span text:style-name="T105">KU system at the center. <text:s/></text:span><text:span text:style-name="T147">Next, we consider extending this idea to four parallel segments.</text:span></text:p>
      <text:p text:style-name="P151"/>
      <text:p text:style-name="P117">Extend<text:span text:style-name="T100">ed</text:span> Parallel <text:span text:style-name="T147">4x4 </text:span><text:span text:style-name="T100">algorithm </text:span><text:span text:style-name="T128">using rotation</text:span><text:span text:style-name="T100">:</text:span></text:p>
      <text:p text:style-name="P118">Let <draw:frame draw:style-name="fr1" draw:name="Object112" text:anchor-type="as-char" svg:y="-0.1626in" svg:width="0.1465in" svg:height="0.2228in" draw:z-index="111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12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6">the permutation/</text:span><text:span text:style-name="T105">rotation</text:span><text:span text:style-name="T96"> matrix</text:span> <draw:frame draw:style-name="fr2" draw:name="Object161" text:anchor-type="as-char" svg:y="-0.2898in" svg:width="1.0701in" svg:height="0.5063in" draw:z-index="113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14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15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5">and </text:span>with k=n/2<text:span text:style-name="T94">=KU</text:span> resulting in<draw:frame draw:style-name="fr1" draw:name="Object165" text:anchor-type="as-char" svg:y="-0.1634in" svg:width="0.2591in" svg:height="0.2236in" draw:z-index="116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4">or the p=0 </text:span><text:span text:style-name="T96">case <text:s/>of </text:span><text:span text:style-name="T97"><draw:frame draw:style-name="fr2" draw:name="Object166" text:anchor-type="as-char" svg:y="-0.1484in" svg:width="0.5819in" svg:height="0.2327in" draw:z-index="117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7">. <text:s/></text:span></text:p>
      <text:p text:style-name="P118"/>
      <text:p text:style-name="P118"><text:span text:style-name="T96">If we apply </text:span><text:span text:style-name="T96"><draw:frame draw:style-name="fr2" draw:name="Object167" text:anchor-type="as-char" svg:y="-0.172in" svg:width="0.4283in" svg:height="0.2457in" draw:z-index="118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6"><text:s/>to </text:span><text:span text:style-name="T96"><draw:frame draw:style-name="fr2" draw:name="Object168" text:anchor-type="as-char" svg:y="-0.1752in" svg:width="0.2228in" svg:height="0.248in" draw:z-index="119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6"><text:s/>defined as in the</text:span><text:span text:style-name="T89"> m-point equation, </text:span><text:span text:style-name="T3">with m-odd</text:span><text:span text:style-name="T89">, </text:span><text:span text:style-name="T96">and n data points</text:span><text:span text:style-name="T89">:</text:span></text:p>
      <text:p text:style-name="P131"><text:span text:style-name="T3"><text:s/></text:span><text:span text:style-name="T3"><draw:frame draw:style-name="fr1" draw:name="Object170" text:anchor-type="as-char" svg:y="-0.2807in" svg:width="0.8508in" svg:height="0.4484in" draw:z-index="120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8">l</text:span><text:span text:style-name="T86">etting </text:span><text:span text:style-name="T86"><draw:frame draw:style-name="fr1" draw:name="Object171" text:anchor-type="as-char" svg:y="-0.1484in" svg:width="0.2835in" svg:height="0.1839in" draw:z-index="121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7">run from 1 t</text:span><text:span text:style-name="T88">o </text:span><text:span text:style-name="T96">n. (N.B. which is not </text:span><text:span text:style-name="T96"><draw:frame draw:style-name="fr2" draw:name="Object169" text:anchor-type="as-char" svg:y="-0.1752in" svg:width="0.2535in" svg:height="0.248in" draw:z-index="15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6">), then</text:span><text:span text:style-name="T96"><draw:frame draw:style-name="fr1" draw:name="Object172" text:anchor-type="as-char" svg:y="-0.2807in" svg:width="1.2173in" svg:height="0.4484in" draw:z-index="1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19">s</text:span><text:span text:style-name="T96">olves the equations with </text:span><text:span text:style-name="T96"><draw:frame draw:style-name="fr1" draw:name="Object173" text:anchor-type="as-char" svg:y="-0.1484in" svg:width="0.0811in" svg:height="0.1846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19">using the </text:span><text:span text:style-name="T99">r</text:span><text:span text:style-name="T96">otated k indices so that </text:span><text:span text:style-name="T96"><draw:frame draw:style-name="fr2" draw:name="Object175" text:anchor-type="as-char" svg:y="-0.172in" svg:width="0.7862in" svg:height="0.2457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6">. <text:s text:c="2"/></text:span></text:p>
      <text:p text:style-name="P131"/>
      <text:p text:style-name="P131"><text:span text:style-name="T98">I</text:span><text:span text:style-name="T99">t can be seen that if</text:span><text:span text:style-name="T98"> we use k=</text:span><text:span text:style-name="T120">(</text:span><text:span text:style-name="T98">n-</text:span><text:span text:style-name="T120">p)</text:span><text:span text:style-name="T98">/2, and start with the p=0 case, then</text:span><text:span text:style-name="T98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99">is </text:span><text:span text:style-name="T98"><text:s/></text:span><text:span text:style-name="T119">nearly the same</text:span><text:span text:style-name="T98"> </text:span><text:span text:style-name="T119">as</text:span><text:span text:style-name="T98"> </text:span><text:span text:style-name="T98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8">proceeding from the reverse direction, so that running the forward algorithm on </text:span><text:span text:style-name="T98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8">is </text:span><text:span text:style-name="T119">nearly </text:span><text:span text:style-name="T98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99">and vice versa, </text:span><text:span text:style-name="T119">since we have reversed the direction of indices and solution as well as rotating the indices. <text:s text:c="2"/></text:span><text:span text:style-name="T127">Rewriting</text:span><text:span text:style-name="T101"> the parallel algorithm, </text:span><text:span text:style-name="T127">w</text:span><text:span text:style-name="T119">e write</text:span><text:span text:style-name="T101"> </text:span><text:span text:style-name="T127">the “reverse solution”</text:span><text:span text:style-name="T101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1">and </text:span><text:span text:style-name="T127">the “forward solution”</text:span><text:span text:style-name="T101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1">. </text:span><text:span text:style-name="T127">Here </text:span><text:span text:style-name="T119">we </text:span><text:span text:style-name="T127">have not </text:span><text:span text:style-name="T119">rotate</text:span><text:span text:style-name="T127">d the indices of </text:span><text:span text:style-name="T119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19">i.e.</text:span><text:span text:style-name="T101"><draw:frame draw:style-name="fr1" draw:name="Object187" text:anchor-type="as-char" svg:y="-0.1484in" svg:width="0.4602in" svg:height="0.2098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3">,</text:span><text:span text:style-name="T101"> leading to a </text:span><text:span text:style-name="T109">2</text:span><text:span text:style-name="T104">KU </text:span><text:span text:style-name="T101">solution for </text:span><text:span text:style-name="T109">each</text:span><text:span text:style-name="T101"> </text:span><text:span text:style-name="T101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4">and </text:span><text:span text:style-name="T104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4">, </text:span><text:span text:style-name="T119">written as:</text:span></text:p>
      <text:p text:style-name="P124"/>
      <text:p text:style-name="P142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19">the solution given in the previous section. <text:s/></text:span><text:span text:style-name="T134">(Compare with the </text:span><text:span text:style-name="T135">p=0 </text:span><text:span text:style-name="T134">simple <text:s/>forward </text:span><text:span text:style-name="T67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4">or reverse </text:span><text:span text:style-name="T134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35">solutions </text:span><text:span text:style-name="T134">at the “edges” of the system.)</text:span></text:p>
      <text:p text:style-name="P138"><text:span text:style-name="T127">If we make a rotated version of the system with k=(n-p)/2, and considering that there are </text:span><text:span text:style-name="T119"><text:s/></text:span><text:span text:style-name="T119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19">blocks of </text:span><text:span text:style-name="T119"><draw:frame draw:style-name="fr1" draw:name="Object244" text:anchor-type="as-char" svg:y="-0.1484in" svg:width="0.1272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19">to solve, we can write the </text:span><text:span text:style-name="T127">a new </text:span><text:span text:style-name="T119">rotated coordinate system as <text:s/></text:span><text:span text:style-name="T119"><draw:frame draw:style-name="fr1" draw:name="Object176" text:anchor-type="as-char" svg:y="-0.172in" svg:width="1.5465in" svg:height="0.2457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26">w</text:span><text:span text:style-name="T119">ith </text:span><text:span text:style-name="T119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27">as before, but</text:span><text:span text:style-name="T119"> defining </text:span><text:span text:style-name="T119"><draw:frame draw:style-name="fr1" draw:name="Object178" text:anchor-type="as-char" svg:y="-0.1626in" svg:width="1.1638in" svg:height="0.2354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19">as the forward algorithm for the rotated system. (</text:span><text:span text:style-name="T119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19">have to be redefined for the rotated and reversed system in order to compute </text:span><text:span text:style-name="T119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19">, see the Appendix) </text:span></text:p>
      <text:p text:style-name="P131"/>
      <text:p text:style-name="P133">We can then write a parallel system with two forward algorithms as </text:p>
      <text:p text:style-name="P121"/>
      <text:p text:style-name="P146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19">which we then solve, thereafter using back substitution to retrieve the rest of the </text:span><text:span text:style-name="T119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19">and </text:span><text:span text:style-name="T119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19">. <text:s/></text:span><text:span text:style-name="T145">Note that p = 0 is necessary for the blocks of </text:span><text:span text:style-name="T145"><draw:frame draw:style-name="fr1" draw:name="Object255" text:anchor-type="as-char" svg:y="-0.1484in" svg:width="0.1661in" svg:height="0.2098in" draw:z-index="185"><draw:object xlink:href="./Object 255" xlink:type="simple" xlink:show="embed" xlink:actuate="onLoad"/><draw:image xlink:href="./ObjectReplacements/Object 255" xlink:type="simple" xlink:show="embed" xlink:actuate="onLoad"/><svg:desc>formula</svg:desc></draw:frame></text:span><text:span text:style-name="T145">and </text:span><text:span text:style-name="T145"><draw:frame draw:style-name="fr1" draw:name="Object256" text:anchor-type="as-char" svg:y="-0.1484in" svg:width="0.1547in" svg:height="0.2098in" draw:z-index="186"><draw:object xlink:href="./Object 256" xlink:type="simple" xlink:show="embed" xlink:actuate="onLoad"/><draw:image xlink:href="./ObjectReplacements/Object 256" xlink:type="simple" xlink:show="embed" xlink:actuate="onLoad"/><svg:desc>formula</svg:desc></draw:frame></text:span><text:span text:style-name="T145">to align.</text:span></text:p>
      <text:p text:style-name="P121"/>
      <text:p text:style-name="P121"/>
      <text:p text:style-name="P147"><text:soft-page-break/><text:s text:c="94"/></text:p>
      <text:p text:style-name="P125"><text:span text:style-name="T147">Extending this idea, i</text:span><text:span text:style-name="T102">f we make a rotation, </text:span><text:span text:style-name="T122">for example at</text:span><text:span text:style-name="T102"> <text:s/></text:span><text:span text:style-name="T123">k</text:span><text:span text:style-name="T120">=</text:span><text:span text:style-name="T102">(n-p)/4 </text:span><text:span text:style-name="T112">with a “forward and “backward” algorithm, we can notate the rotated </text:span><text:span text:style-name="T120">and reversed </text:span><text:span text:style-name="T112">system as follows:</text:span></text:p>
      <text:p text:style-name="P125"/>
      <text:p text:style-name="P120"><text:span text:style-name="T102"><draw:frame draw:style-name="fr1" draw:name="Object189" text:anchor-type="as-char" svg:y="-0.1484in" svg:width="1.5043in" svg:height="0.222in" draw:z-index="187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2">and </text:span><text:span text:style-name="T102"><draw:frame draw:style-name="fr1" draw:name="Object190" text:anchor-type="as-char" svg:y="-0.1626in" svg:width="1.2465in" svg:height="0.2354in" draw:z-index="188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2">where </text:span><text:span text:style-name="T102"><draw:frame draw:style-name="fr1" draw:name="Object195" text:anchor-type="as-char" svg:y="-0.1752in" svg:width="0.8in" svg:height="0.248in" draw:z-index="189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2"><text:s/></text:span><text:span text:style-name="T102"><draw:frame draw:style-name="fr1" draw:name="Object196" text:anchor-type="as-char" svg:y="-0.152in" svg:width="3.5181in" svg:height="0.222in" draw:z-index="190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0"><text:span text:style-name="T102"><draw:frame draw:style-name="fr1" draw:name="Object191" text:anchor-type="as-char" svg:y="-0.2098in" svg:width="1.7701in" svg:height="0.2819in" draw:z-index="191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2"><draw:frame draw:style-name="fr1" draw:name="Object192" text:anchor-type="as-char" svg:y="-0.2098in" svg:width="2.3161in" svg:height="0.2819in" draw:z-index="192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0"><text:span text:style-name="T102"><draw:frame draw:style-name="fr1" draw:name="Object193" text:anchor-type="as-char" svg:y="-0.2098in" svg:width="1.7957in" svg:height="0.2819in" draw:z-index="193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2"><draw:frame draw:style-name="fr1" draw:name="Object194" text:anchor-type="as-char" svg:y="-0.2098in" svg:width="2.3547in" svg:height="0.2819in" draw:z-index="19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0"/>
      <text:p text:style-name="P122"/>
      <text:p text:style-name="P139"><text:span text:style-name="T106">Consider the two KU block of numbers </text:span><text:span text:style-name="T129">which the first and second piece of</text:span><text:span text:style-name="T106"> </text:span><text:span text:style-name="T106"><draw:frame draw:style-name="fr1" draw:name="Object204" text:anchor-type="as-char" svg:y="-0.1484in" svg:width="0.2453in" svg:height="0.2098in" draw:z-index="195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6">: </text:span><draw:frame draw:style-name="fr1" draw:name="Object205" text:anchor-type="as-char" svg:y="-0.152in" svg:width="3.3283in" svg:height="0.222in" draw:z-index="196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39"/>
      <text:p text:style-name="P139"><text:span text:style-name="T107">By aligning the components of the vectors , we can simultaneously solve for all four vector components corresponding to the same </text:span><text:span text:style-name="T121">two </text:span><text:span text:style-name="T107">KU block of numbers</text:span><text:span text:style-name="T107"><draw:frame draw:style-name="fr1" draw:name="Object217" text:anchor-type="as-char" svg:y="-0.1484in" svg:width="0.1547in" svg:height="0.2098in" draw:z-index="197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7">. <text:s/></text:span><text:span text:style-name="T123">Given a rotation</text:span><text:span text:style-name="T123"><draw:frame draw:style-name="fr1" draw:name="Object184" text:anchor-type="as-char" svg:y="-0.1201in" svg:width="0.0874in" svg:height="0.1307in" draw:z-index="198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3"> </text:span><text:span text:style-name="T128">(in blocks jj, not indices j) </text:span><text:span text:style-name="T129">e.g.</text:span><text:span text:style-name="T123"><draw:frame draw:style-name="fr1" draw:name="Object208" text:anchor-type="as-char" svg:y="-0.152in" svg:width="1.1661in" svg:height="0.2008in" draw:z-index="199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3">the corresponding </text:span><text:span text:style-name="T132">sets of </text:span><text:span text:style-name="T123">blocks for any jj are </text:span><text:span text:style-name="T130">then</text:span><draw:frame draw:style-name="fr1" draw:name="Object209" text:anchor-type="as-char" svg:y="-0.1484in" svg:width="1.6098in" svg:height="0.2098in" draw:z-index="201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3"/>
      <text:p text:style-name="P122">We can <text:span text:style-name="T106">then </text:span>recognize that <text:span text:style-name="T121">because </text:span><text:span text:style-name="T121"><draw:frame draw:style-name="fr1" draw:name="Object199" text:anchor-type="as-char" svg:y="-0.1484in" svg:width="0.4508in" svg:height="0.2098in" draw:z-index="20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1">and </text:span><text:span text:style-name="T121"><draw:frame draw:style-name="fr1" draw:name="Object200" text:anchor-type="as-char" svg:y="-0.1484in" svg:width="0.4764in" svg:height="0.2098in" draw:z-index="203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1">are made of the same four blocks, though in reverse order, </text:span><text:span text:style-name="T130">and transposed,</text:span><text:span text:style-name="T121"> </text:span><text:span text:style-name="T125">so </text:span><text:span text:style-name="T121">that </text:span><text:span text:style-name="T125">if </text:span></text:p>
      <text:p text:style-name="P122"><draw:frame draw:style-name="fr1" draw:name="Object241" text:anchor-type="as-char" svg:y="-0.2717in" svg:width="4.1008in" svg:height="0.4902in" draw:z-index="204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2"/>
      <text:p text:style-name="P137"><text:span text:style-name="T128">where i </text:span>then <text:span text:style-name="T128">corre</text:span><text:span text:style-name="T131">s</text:span><text:span text:style-name="T128">ponds to ii just as j corresponds to jj </text:span><text:span text:style-name="T131">then</text:span><text:span text:style-name="T128"> </text:span></text:p>
      <text:p text:style-name="P122"/>
      <text:p text:style-name="P122"><text:span text:style-name="T124"><draw:frame draw:style-name="fr1" draw:name="Object210" text:anchor-type="as-char" svg:y="-0.5583in" svg:width="2.889in" svg:height="1.0898in" draw:z-index="205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3">results in</text:span></text:p>
      <text:p text:style-name="P122"/>
      <text:p text:style-name="P122"><draw:frame draw:style-name="fr1" draw:name="Object213" text:anchor-type="as-char" svg:y="-0.2563in" svg:width="6.9909in" svg:height="0.4583in" draw:z-index="206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2">We can then substitute into the above equations and <text:span text:style-name="T120">solve,</text:span> at <text:span text:style-name="T128">any</text:span> jj, <text:span text:style-name="T139">resulting in </text:span><text:span text:style-name="T104">the </text:span><text:span text:style-name="T108">8</text:span><text:span text:style-name="T104">KU x </text:span><text:span text:style-name="T108">8</text:span><text:span text:style-name="T104">KU system of equations:</text:span></text:p>
      <text:p text:style-name="P122"/>
      <text:p text:style-name="P119"><draw:frame draw:style-name="fr1" draw:name="Object201" text:anchor-type="as-char" svg:y="-0.5453in" svg:width="3.2398in" svg:height="1.0346in" draw:z-index="207"><draw:object xlink:href="./Object 201" xlink:type="simple" xlink:show="embed" xlink:actuate="onLoad"/><draw:image xlink:href="./ObjectReplacements/Object 201" xlink:type="simple" xlink:show="embed" xlink:actuate="onLoad"/></draw:frame><text:s/><text:span text:style-name="T138">with the middle two rows of matrices defined by:</text:span></text:p>
      <text:p text:style-name="P119"/>
      <text:p text:style-name="P119"><text:soft-page-break/><draw:frame draw:style-name="fr1" draw:name="Object174" text:anchor-type="as-char" svg:y="-0.6764in" svg:width="5.7992in" svg:height="1.2366in" draw:z-index="208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19"><draw:frame draw:style-name="fr1" draw:name="Object198" text:anchor-type="as-char" svg:y="-0.5583in" svg:width="5.8654in" svg:height="1.0898in" draw:z-index="209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19"/>
      <text:p text:style-name="P145">However, to get the central blocks to align for both rotated systems, it can be seen that p <text:span text:style-name="T144">= </text:span>mod(N,8*KU) (and by extension p = mod(N,2*KU) <text:span text:style-name="T140">must</text:span> equal zero. <text:s/>For<draw:frame draw:style-name="fr1" draw:name="Object214" text:anchor-type="as-char" svg:y="-0.152in" svg:width="1.328in" svg:height="0.2008in" draw:z-index="210"><draw:object xlink:href="./Object 217" xlink:type="simple" xlink:show="embed" xlink:actuate="onLoad"/><draw:image xlink:href="./ObjectReplacements/Object 217" xlink:type="simple" xlink:show="embed" xlink:actuate="onLoad"/></draw:frame>, we can set <draw:frame draw:style-name="fr1" draw:name="Object215" text:anchor-type="as-char" svg:y="-0.152in" svg:width="1.3508in" svg:height="0.2008in" draw:z-index="211"><draw:object xlink:href="./Object 220" xlink:type="simple" xlink:show="embed" xlink:actuate="onLoad"/><draw:image xlink:href="./ObjectReplacements/Object 220" xlink:type="simple" xlink:show="embed" xlink:actuate="onLoad"/><svg:desc>formula</svg:desc></draw:frame>and use <text:span text:style-name="T142">a second r</text:span>otation so that the second row becomes</text:p>
      <text:p text:style-name="P145"><draw:frame draw:style-name="fr1" draw:name="Object216" text:anchor-type="as-char" svg:y="-0.6764in" svg:width="6.9035in" svg:height="1.2366in" draw:z-index="212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<text:p text:style-name="P145"/>
      <text:p text:style-name="P148">and the second left hand element changes from <draw:frame draw:style-name="fr1" draw:name="Object235" text:anchor-type="as-char" svg:y="-0.1484in" svg:width="0.2862in" svg:height="0.222in" draw:z-index="213"><draw:object xlink:href="./Object 235" xlink:type="simple" xlink:show="embed" xlink:actuate="onLoad"/><draw:image xlink:href="./ObjectReplacements/Object 235" xlink:type="simple" xlink:show="embed" xlink:actuate="onLoad"/></draw:frame>to <draw:frame draw:style-name="fr1" draw:name="Object242" text:anchor-type="as-char" svg:y="-0.1484in" svg:width="0.3047in" svg:height="0.222in" draw:z-index="214"><draw:object xlink:href="./Object 242" xlink:type="simple" xlink:show="embed" xlink:actuate="onLoad"/><draw:image xlink:href="./ObjectReplacements/Object 242" xlink:type="simple" xlink:show="embed" xlink:actuate="onLoad"/><svg:desc>formula</svg:desc></draw:frame>where <draw:frame draw:style-name="fr1" draw:name="Object252" text:anchor-type="as-char" svg:y="-0.1626in" svg:width="1.1055in" svg:height="0.2354in" draw:z-index="215"><draw:object xlink:href="./Object 252" xlink:type="simple" xlink:show="embed" xlink:actuate="onLoad"/><draw:image xlink:href="./ObjectReplacements/Object 252" xlink:type="simple" xlink:show="embed" xlink:actuate="onLoad"/><svg:desc>formula</svg:desc></draw:frame>is the third rotated system, <text:span text:style-name="T142">overall </text:span>representing three forward rotations and one backward rotation, allowing only the one backward rotation to compute the p terms, <text:span text:style-name="T140">with the remaining system all having matching blocks at </text:span><text:span text:style-name="T140"><draw:frame draw:style-name="fr1" draw:name="Object253" text:anchor-type="as-char" svg:y="-0.152in" svg:width="0.9374in" svg:height="0.2008in" draw:z-index="216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pan text:style-name="T140">. <text:s/></text:span><text:span text:style-name="T146">There is one other change that needs to be made. <text:s/>When </text:span>p <text:span text:style-name="T144">= </text:span>mod(N,8*KU) <text:s/><text:span text:style-name="T146">instead of</text:span></text:p>
      <text:p text:style-name="P148"><text:s/>p = mod(N,2*KU), <text:span text:style-name="T146">the reverse algorithm has a third case where p &gt; 2*KU, so that the final p values cannot be solved for with a 2*KU x 2*KU system defined by</text:span><text:span text:style-name="T42"><draw:frame draw:style-name="fr1" draw:name="Object257" text:anchor-type="as-char" svg:y="-0.1484in" svg:width="0.6854in" svg:height="0.2189in" draw:z-index="256"><draw:object xlink:href="./Object 257" xlink:type="simple" xlink:show="embed" xlink:actuate="onLoad"/><draw:image xlink:href="./ObjectReplacements/Object 257" xlink:type="simple" xlink:show="embed" xlink:actuate="onLoad"/><svg:desc>formula</svg:desc></draw:frame></text:span><text:span text:style-name="T37">and</text:span><text:span text:style-name="T66"><draw:frame draw:style-name="fr1" draw:name="Object258" text:anchor-type="as-char" svg:y="-0.1484in" svg:width="0.6457in" svg:height="0.2189in" draw:z-index="257"><draw:object xlink:href="./Object 258" xlink:type="simple" xlink:show="embed" xlink:actuate="onLoad"/><draw:image xlink:href="./ObjectReplacements/Object 258" xlink:type="simple" xlink:show="embed" xlink:actuate="onLoad"/><svg:desc>formula</svg:desc></draw:frame></text:span><text:span text:style-name="T66">. <text:s/></text:span><text:span text:style-name="T146">Instead this last set of matrix and vector are defined as px2*KU with no </text:span><text:span text:style-name="T77">duplication </text:span><text:span text:style-name="T146">of</text:span><text:span text:style-name="T77"> the middle rows.</text:span></text:p>
      <text:p text:style-name="P145"/>
      <text:p text:style-name="P144"><text:span text:style-name="T110">We back substitute <text:s/></text:span><text:span text:style-name="T101"><draw:frame draw:style-name="fr1" draw:name="Object228" text:anchor-type="as-char" svg:y="-0.1484in" svg:width="0.1661in" svg:height="0.2098in" draw:z-index="217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1">,</text:span><text:span text:style-name="T104"> </text:span><text:span text:style-name="T104"><draw:frame draw:style-name="fr1" draw:name="Object229" text:anchor-type="as-char" svg:y="-0.1484in" svg:width="0.2839in" svg:height="0.2098in" draw:z-index="218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4">,</text:span><text:span text:style-name="T101"><draw:frame draw:style-name="fr1" draw:name="Object231" text:anchor-type="as-char" svg:y="-0.1484in" svg:width="0.15in" svg:height="0.2098in" draw:z-index="219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4">and </text:span><draw:frame draw:style-name="fr1" draw:name="Object232" text:anchor-type="as-char" svg:y="-0.1484in" svg:width="0.2681in" svg:height="0.2098in" draw:z-index="220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0">to get </text:span>the remaining values of <text:span text:style-name="T101"><draw:frame draw:style-name="fr1" draw:name="Object223" text:anchor-type="as-char" svg:y="-0.1484in" svg:width="0.1547in" svg:height="0.2098in" draw:z-index="221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0">and </text:span><text:span text:style-name="T101"><draw:frame draw:style-name="fr1" draw:name="Object233" text:anchor-type="as-char" svg:y="-0.1484in" svg:width="0.15in" svg:height="0.2098in" draw:z-index="222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1">, </text:span><text:span text:style-name="T110">which provides roughly half of the </text:span><text:span text:style-name="T110"><draw:frame draw:style-name="fr1" draw:name="Object230" text:anchor-type="as-char" svg:y="-0.1484in" svg:width="0.0925in" svg:height="0.1846in" draw:z-index="223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1">. <text:s/></text:span><text:span text:style-name="T110">Simultaneously we</text:span> substitute<text:span text:style-name="T110"> </text:span><text:span text:style-name="T101"><draw:frame draw:style-name="fr1" draw:name="Object219" text:anchor-type="as-char" svg:y="-0.1484in" svg:width="0.1661in" svg:height="0.2098in" draw:z-index="224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1">,</text:span><text:span text:style-name="T104"> </text:span><text:span text:style-name="T104"><draw:frame draw:style-name="fr1" draw:name="Object183" text:anchor-type="as-char" svg:y="-0.1484in" svg:width="0.2839in" svg:height="0.2098in" draw:z-index="225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4">,</text:span><text:span text:style-name="T101"><draw:frame draw:style-name="fr1" draw:name="Object206" text:anchor-type="as-char" svg:y="-0.1484in" svg:width="0.1661in" svg:height="0.2098in" draw:z-index="226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4">and </text:span><draw:frame draw:style-name="fr1" draw:name="Object207" text:anchor-type="as-char" svg:y="-0.1484in" svg:width="0.2839in" svg:height="0.2098in" draw:z-index="227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0"><text:s/></text:span><text:span text:style-name="T101"><draw:frame draw:style-name="fr1" draw:name="Object221" text:anchor-type="as-char" svg:y="-0.1484in" svg:width="0.1965in" svg:height="0.2098in" draw:z-index="228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1">,</text:span><text:span text:style-name="T104"> </text:span><text:span text:style-name="T104"><draw:frame draw:style-name="fr1" draw:name="Object222" text:anchor-type="as-char" svg:y="-0.1484in" svg:width="0.3146in" svg:height="0.2098in" draw:z-index="229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4">,</text:span><text:span text:style-name="T101"><draw:frame draw:style-name="fr1" draw:name="Object236" text:anchor-type="as-char" svg:y="-0.1484in" svg:width="0.15in" svg:height="0.2098in" draw:z-index="230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4">and </text:span><text:span text:style-name="T104"><draw:frame draw:style-name="fr1" draw:name="Object237" text:anchor-type="as-char" svg:y="-0.1484in" svg:width="0.2681in" svg:height="0.2098in" draw:z-index="231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0">the remaining</text:span> <text:span text:style-name="T101"><draw:frame draw:style-name="fr1" draw:name="Object224" text:anchor-type="as-char" svg:y="-0.1484in" svg:width="0.1965in" svg:height="0.2098in" draw:z-index="232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0">and </text:span><text:span text:style-name="T101"><draw:frame draw:style-name="fr1" draw:name="Object238" text:anchor-type="as-char" svg:y="-0.1484in" svg:width="0.15in" svg:height="0.2098in" draw:z-index="233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34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0">the other half of the</text:span> <draw:frame draw:style-name="fr1" draw:name="Object227" text:anchor-type="as-char" svg:y="-0.1484in" svg:width="0.1272in" svg:height="0.2098in" draw:z-index="235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7209in" svg:height="0.2457in" draw:z-index="236"><draw:object xlink:href="./Object 225" xlink:type="simple" xlink:show="embed" xlink:actuate="onLoad"/><draw:image xlink:href="./ObjectReplacements/Object 225" xlink:type="simple" xlink:show="embed" xlink:actuate="onLoad"/><svg:desc>formula</svg:desc></draw:frame><text:span text:style-name="T141">with k=(N-p)/4 and </text:span><text:span text:style-name="T141"><draw:frame draw:style-name="fr1" draw:name="Object254" text:anchor-type="as-char" svg:y="-0.172in" svg:width="0.7209in" svg:height="0.2457in" draw:z-index="237"><draw:object xlink:href="./Object 254" xlink:type="simple" xlink:show="embed" xlink:actuate="onLoad"/><draw:image xlink:href="./ObjectReplacements/Object 254" xlink:type="simple" xlink:show="embed" xlink:actuate="onLoad"/><svg:desc>formula</svg:desc></draw:frame></text:span><text:span text:style-name="T141">with k = (N-p)/2, s</text:span><text:span text:style-name="T113">ince </text:span><text:span text:style-name="T113"><draw:frame draw:style-name="fr1" draw:name="Object239" text:anchor-type="as-char" svg:y="-0.2126in" svg:width="0.8571in" svg:height="0.2984in" draw:z-index="238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3"><text:s/></text:span><text:span text:style-name="T120">and <text:s text:c="2"/></text:span><text:span text:style-name="T120"><draw:frame draw:style-name="fr1" draw:name="Object197" text:anchor-type="as-char" svg:y="-0.172in" svg:width="0.552in" svg:height="0.2335in" draw:z-index="239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0">, <text:s/></text:span><text:span text:style-name="T113"><draw:frame draw:style-name="fr1" draw:name="Object240" text:anchor-type="as-char" svg:y="-0.172in" svg:width="0.9311in" svg:height="0.2457in" draw:z-index="240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3">. <text:s/></text:span></text:p>
      <text:p text:style-name="P119"><text:s text:c="46"/></text:p>
      <text:p text:style-name="P126">Each step, <text:span text:style-name="T116">(N-</text:span><text:span text:style-name="T137">p)</text:span><text:span text:style-name="T116">/</text:span><text:span text:style-name="T137">2</text:span><text:span text:style-name="T116">KU of them, </text:span>requires a solution of a KU x KU system, (for overall O(<text:span text:style-name="T116">N</text:span> x KU) time) but the price of splitting the calculations in four parallel segments is solving one <text:span text:style-name="T108">8</text:span>KU x <text:span text:style-name="T108">8</text:span>KU system at the center. <text:s/></text:p>
      <text:p text:style-name="P126"/>
      <text:p text:style-name="P129">One can imagine that rather than starting at 1, 2 or 4 locations, we could have any number of evenly spaced starts with rotation. <text:s/>The number of starts is limited by the size of n versus the block size KU, with the central simultaneous equations becoming increasing more complicated. <text:s/></text:p>
      <text:p text:style-name="P127"/>
      <text:p text:style-name="P127"/>
      <text:p text:style-name="P130"><text:soft-page-break/></text:p>
      <text:p text:style-name="P128"/>
      <text:p text:style-name="P143">With parallel threads, if the number of threads is t then the time is O((<text:span text:style-name="T115">N*KU</text:span>/t + t <text:span text:style-name="T115">x </text:span>t x KU x KU) , with the caveat that the t*t*KU*KU system makes for a much more complicated book keeping arrangement, <text:span text:style-name="T117">and that initializing threads ca</text:span><text:span text:style-name="T118">r</text:span><text:span text:style-name="T117">ries overhead as well. </text:span><text:s/><text:span text:style-name="T114">There is potential economy </text:span><text:span text:style-name="T120">in</text:span><text:span text:style-name="T114"> </text:span><text:span text:style-name="T120">more efficiently defining the rotated systems and their equations in code. <text:s/></text:span><text:span text:style-name="T137">Clearly more threads are only helpful for large numbers of K</text:span><text:span text:style-name="T143">U </text:span><text:span text:style-name="T137">x KU systems (blocks), </text:span><text:span text:style-name="T147">and the blocks have to be large enough to make the iterative part of the code the rate limiting part of the code</text:span><text:span text:style-name="T137"> . <text:s/></text:span><text:span text:style-name="T136">There </text:span><text:span text:style-name="T137">also</text:span><text:span text:style-name="T136"> need</text:span><text:span text:style-name="T137">s</text:span><text:span text:style-name="T136"> to be at least enough blocks </text:span><text:span text:style-name="T137">in order for the algorithm to function.</text:span></text:p>
      <text:p text:style-name="P116"/>
      <text:p text:style-name="P98"/>
      <text:p text:style-name="P97"><text:span text:style-name="T71">Appendix: </text:span>Definition of matrices</text:p>
      <text:p text:style-name="P89"/>
      <text:p text:style-name="P89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8">l</text:span><text:span text:style-name="T86">etting </text:span><text:span text:style-name="T86"><draw:frame draw:style-name="fr1" draw:name="Object150" text:anchor-type="as-char" svg:y="-0.1484in" svg:width="0.2835in" svg:height="0.1839in" draw:z-index="24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7">run from 1 t</text:span><text:span text:style-name="T88">o </text:span><text:span text:style-name="T90">N</text:span></text:p>
      <text:p text:style-name="P4"/>
      <text:p text:style-name="P4"><text:s/><draw:frame draw:style-name="fr1" draw:name="Object82" text:anchor-type="as-char" svg:y="-0.2807in" svg:width="3.2756in" svg:height="0.4484in" draw:z-index="12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0">N</text:span>, with <text:span text:style-name="T90">N</text:span> the number of points, <text:span text:style-name="T61">similar to </text:span>the general LAPACK band matrix <text:s/><text:span text:style-name="T86">(which we shall call CD)</text:span> (https://www.netlib.org/lapack/lug/node124.html) notation, <text:span text:style-name="T90">again </text:span><text:span text:style-name="T88">l</text:span><text:span text:style-name="T86">etting </text:span><text:span text:style-name="T86"><draw:frame draw:style-name="fr1" draw:name="Object159" text:anchor-type="as-char" svg:y="-0.1484in" svg:width="0.2835in" svg:height="0.1839in" draw:z-index="24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7">run from 1 t</text:span><text:span text:style-name="T88">o </text:span><text:span text:style-name="T90">N</text:span><text:span text:style-name="T88">:</text:span></text:p>
      <text:p text:style-name="P99"/>
      <text:p text:style-name="P102"><draw:frame draw:style-name="fr1" draw:name="Object6" text:anchor-type="as-char" svg:y="-0.152in" svg:width="3.0661in" svg:height="0.2134in" draw:z-index="12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8">where the </text:span><text:span text:style-name="Strong_20_Emphasis"><text:span text:style-name="T68">columns</text:span></text:span><text:span text:style-name="T68"> of A are the columns of </text:span><text:span text:style-name="T86">CD</text:span><text:span text:style-name="T68"> and the diagonals of A are the rows of </text:span><text:span text:style-name="T86">CD</text:span><text:span text:style-name="T68">,</text:span></text:p>
      <text:p text:style-name="P102"/>
      <text:p text:style-name="P106">except that we allow wrapping the periodic coefficients and have the <text:span text:style-name="Strong_20_Emphasis">rows</text:span> of A as the columns of AB and the diagonals of A are the rows of AB:</text:p>
      <text:p text:style-name="P103"/>
      <text:p text:style-name="P103"><draw:frame draw:style-name="fr1" draw:name="Object55" text:anchor-type="as-char" svg:y="-0.152in" svg:width="4.411in" svg:height="0.2134in" draw:z-index="24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3"/>
      <text:p text:style-name="P113"><text:span text:style-name="T90">However, l</text:span>etting <draw:frame draw:style-name="fr1" draw:name="Object147" text:anchor-type="as-char" svg:y="-0.1484in" svg:width="0.1283in" svg:height="0.1839in" draw:z-index="244"><draw:object xlink:href="./Object 147" xlink:type="simple" xlink:show="embed" xlink:actuate="onLoad"/><draw:image xlink:href="./ObjectReplacements/Object 147" xlink:type="simple" xlink:show="embed" xlink:actuate="onLoad"/></draw:frame><text:span text:style-name="T87">run from 1 to 1+2*KU (or 1 to m), with j from 1 to N, AB can efficiently be generated by</text:span></text:p>
      <text:p text:style-name="P113"/>
      <text:p text:style-name="P113"><text:span text:style-name="T87"><text:s/></text:span><text:span text:style-name="T87"><draw:frame draw:style-name="fr1" draw:name="Object148" text:anchor-type="as-char" svg:y="-0.152in" svg:width="3.2098in" svg:height="0.2in" draw:z-index="245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3"/>
      <text:p text:style-name="P114">contrasted with the LAPACK “CD” form:</text:p>
      <text:p text:style-name="P114"/>
      <text:p text:style-name="P114"><draw:frame draw:style-name="fr1" draw:name="Object149" text:anchor-type="as-char" svg:y="-0.152in" svg:width="3.5492in" svg:height="0.2in" draw:z-index="24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4"/>
      <text:p text:style-name="P115">from which we can also derive a conversion formula:</text:p>
      <text:p text:style-name="P115"/>
      <text:p text:style-name="P115"><draw:frame draw:style-name="fr1" draw:name="Object157" text:anchor-type="as-char" svg:y="-0.152in" svg:width="4.2272in" svg:height="0.2in" draw:z-index="247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2"/>
      <text:p text:style-name="P60"><text:soft-page-break/><text:span text:style-name="T88">Note that i</text:span>n the non-periodic banded matrix, the coefficients <text:span text:style-name="T88">CD</text:span>(i,j)=0 when i+j-(m+1)/2 is &lt; 1 or &gt; <text:span text:style-name="T90">N</text:span>. <text:span text:style-name="T91">AB can be seen to be the periodic version of CD without the extra KL rows, and where if CD encodes </text:span><text:span text:style-name="T91"><draw:frame draw:style-name="fr1" draw:name="Object158" text:anchor-type="as-char" svg:y="-0.1484in" svg:width="0.148in" svg:height="0.2098in" draw:z-index="248"><draw:object xlink:href="./Object 158" xlink:type="simple" xlink:show="embed" xlink:actuate="onLoad"/><draw:image xlink:href="./ObjectReplacements/Object 158" xlink:type="simple" xlink:show="embed" xlink:actuate="onLoad"/></draw:frame></text:span><text:span text:style-name="T91">then AB encodes the transpose</text:span><text:span text:style-name="T91"><draw:frame draw:style-name="fr1" draw:name="Object160" text:anchor-type="as-char" svg:y="-0.172in" svg:width="0.1563in" svg:height="0.2335in" draw:z-index="249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8">Then the </text:span><text:span text:style-name="T89">m-point equation, </text:span><text:span text:style-name="T3">with m-odd</text:span><text:span text:style-name="T89">, can be written:</text:span></text:p>
      <text:p text:style-name="P23"/>
      <text:p text:style-name="P23"><draw:frame draw:style-name="fr1" draw:name="Object153" text:anchor-type="as-char" svg:y="-0.1744in" svg:width="1.952in" svg:height="0.2346in" draw:z-index="250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59">and defining </text:span><text:span text:style-name="T59"><draw:frame draw:style-name="fr1" draw:name="Object154" text:anchor-type="as-char" svg:y="-0.2598in" svg:width="0.972in" svg:height="0.4083in" draw:z-index="251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5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5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2">with <text:s text:c="2"/></text:span><text:span text:style-name="T52"><draw:frame draw:style-name="fr1" draw:name="Object151" text:anchor-type="as-char" svg:y="-0.1744in" svg:width="0.2409in" svg:height="0.2346in" draw:z-index="254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2">defined similarly so that </text:span><text:span text:style-name="T52"><draw:frame draw:style-name="fr1" draw:name="Object152" text:anchor-type="as-char" svg:y="-0.1744in" svg:width="1.1972in" svg:height="0.2346in" draw:z-index="255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2">are defined </text:span><text:span text:style-name="T88">below</text:span><text:span text:style-name="T52"> for jj every j KU apart.</text:span></text:p>
      <text:p text:style-name="P59"/>
      <text:p text:style-name="P104">With the above definition of AB[i,j] we have the square (i x k) for each j matrices:</text:p>
      <text:p text:style-name="P96"/>
      <text:p text:style-name="P96"><draw:frame draw:style-name="fr1" draw:name="Object63" text:anchor-type="as-char" svg:y="-0.3484in" svg:width="4.928in" svg:height="0.6366in" draw:z-index="13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6"/>
      <text:p text:style-name="P96"/>
      <text:p text:style-name="P96"><draw:frame draw:style-name="fr1" draw:name="Object64" text:anchor-type="as-char" svg:y="-0.3484in" svg:width="4.898in" svg:height="0.6366in" draw:z-index="13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6"/>
      <text:p text:style-name="P96"><draw:frame draw:style-name="fr1" draw:name="Object65" text:anchor-type="as-char" svg:y="-0.3484in" svg:width="4.3516in" svg:height="0.6366in" draw:z-index="13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6"/>
      <text:p text:style-name="P104"/>
      <text:p text:style-name="P105"><text:span text:style-name="T70">For the forward algorithm, t</text:span>he last Cj<text:span text:style-name="T61">j</text:span> and Pj<text:span text:style-name="T61">j</text:span> are (m-1+p<text:span text:style-name="T53">)</text:span> x (m-1<text:span text:style-name="T53">+</text:span>p<text:span text:style-name="T53">)</text:span>, <text:s/><text:span text:style-name="T70">in combination we define Cj</text:span><text:span text:style-name="T93">j</text:span><text:span text:style-name="T70">L generally even if</text:span><text:span text:style-name="T70"><draw:frame draw:style-name="fr1" draw:name="Object86" text:anchor-type="as-char" svg:y="-0.1484in" svg:width="0.4102in" svg:height="0.1839in" draw:z-index="13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5"/>
      <text:p text:style-name="P104"><draw:frame draw:style-name="fr1" draw:name="Object35" text:anchor-type="as-char" svg:y="-0.2402in" svg:width="5.2181in" svg:height="0.4209in" draw:z-index="1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4"/>
      <text:p text:style-name="P101">if p=0, <text:span text:style-name="T65">there are no extra rows:</text:span></text:p>
      <text:p text:style-name="P101"/>
      <text:p text:style-name="P101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4">using the above definitions at the last j=(n-m+2)/2=(n+1)/2-KU</text:span></text:p>
      <text:p text:style-name="P101"/>
      <text:p text:style-name="P111">For the reverse algorithm, <text:span text:style-name="T82">the middle p equations can be written in the following format:</text:span><text:span text:style-name="T82"><draw:frame draw:style-name="fr1" draw:name="Object130" text:anchor-type="as-char" svg:y="-0.1744in" svg:width="1.4437in" svg:height="0.2437in" draw:z-index="143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2">where</text:span><text:span text:style-name="T82"><draw:frame draw:style-name="fr1" draw:name="Object131" text:anchor-type="as-char" svg:y="-0.1744in" svg:width="0.4516in" svg:height="0.2346in" draw:z-index="14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2">consists of the last p inner values and </text:span><text:span text:style-name="T82"><draw:frame draw:style-name="fr1" draw:name="Object132" text:anchor-type="as-char" svg:y="-0.1634in" svg:width="0.498in" svg:height="0.2244in" draw:z-index="145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2">are the matrices given below with dimensions <text:s/>p x p <text:s/>and p x 2KU. </text:span></text:p>
      <text:p text:style-name="P85"/>
      <text:p text:style-name="P85"><text:soft-page-break/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5"/>
      <text:p text:style-name="P112">and</text:p>
      <text:p text:style-name="P85"/>
      <text:p text:style-name="P85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5"/>
      <text:p text:style-name="P85"/>
      <text:p text:style-name="P132">For rotated <text:span text:style-name="T120">and reversed </text:span>systems, it is easiest to <text:span text:style-name="T120">use </text:span>the same definitions <text:span text:style-name="T120">above</text:span> and apply the rotation to the matrix AB. <text:s/>In order to achieve the definitions <draw:frame draw:style-name="fr1" draw:name="Object203" text:anchor-type="as-char" svg:y="-0.1862in" svg:width="1.0272in" svg:height="0.2465in" draw:z-index="200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0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0">(resulting in </text:span><text:span text:style-name="T120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0">given in the above main body) </text:span>and to rotate the N columns of AB and then to reverse the rows and reverse the columns of AB to switch the direction of the solution after renumbering the indices.</text:p>
      <text:p text:style-name="P85"/>
      <text:p text:style-name="P85"/>
      <text:p text:style-name="P84"/>
      <text:p text:style-name="P95">Copyright (c) 2021-<text:span text:style-name="T147">2023</text:span> <text:s text:c="2"/>Anthony M de Beus</text:p>
      <text:p text:style-name="P95"/>
      <text:p text:style-name="P141"/>
      <text:p text:style-name="P1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8-17T12:40:51.547309721</dc:date>
    <meta:editing-duration>P11DT37M41S</meta:editing-duration>
    <meta:editing-cycles>237</meta:editing-cycles>
    <meta:generator>LibreOffice/7.5.5.2$Linux_X86_64 LibreOffice_project/50$Build-2</meta:generator>
    <meta:print-date>2021-02-02T11:15:39.552609276</meta:print-date>
    <meta:document-statistic meta:table-count="0" meta:image-count="0" meta:object-count="262" meta:page-count="15" meta:paragraph-count="197" meta:word-count="2698" meta:character-count="15106" meta:non-whitespace-character-count="1223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01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¯</mo>
                    </mover>
                    <mi mathvariant="italic">jj</mi>
                  </msub>
                </mrow>
                <msub>
                  <mover accent="true">
                    <mi>A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¯</mo>
              </mover>
              <mi mathvariant="italic">jj</mi>
            </msub>
            <mrow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  <mo stretchy="false">+</mo>
              <msub>
                <mover accent="true">
                  <mi>v</mi>
                  <mo stretchy="false">¯</mo>
                </mover>
                <mi mathvariant="italic">jj</mi>
              </msub>
            </mrow>
          </mrow>
        </mrow>
        <mo fence="true" form="postfix" stretchy="true">}</mo>
      </mrow>
    </mrow>
    <annotation encoding="StarMath 5.0">{vec z} sub jj = left lbrace {tilde I}  - {bar A}  sub jj {tilde A} sub {jj-1} right rbrace sup {-1} left lbrace {{bar A} sub {jj} {vec v} sub {jj-1} + {bar v} sub {jj}}right rbrace</annotation>
  </semantics>
</math>
</file>

<file path=Object 109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  <msub>
                  <mover accent="true">
                    <mi>A</mi>
                    <mo stretchy="false">¯</mo>
                  </mover>
                  <mi mathvariant="italic">jj</mi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~</mo>
              </mover>
              <mrow>
                <mi mathvariant="italic">jj</mi>
                <mo stretchy="false">−</mo>
                <mn>1</mn>
              </mrow>
            </msub>
            <mrow>
              <msub>
                <mover accent="true">
                  <mi>v</mi>
                  <mo stretchy="false">¯</mo>
                </mover>
                <mi mathvariant="italic">jj</mi>
              </msub>
              <mo stretchy="false">+</mo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</mrow>
          </mrow>
        </mrow>
        <mo fence="true" form="postfix" stretchy="true">}</mo>
      </mrow>
    </mrow>
    <annotation encoding="StarMath 5.0">{vec z} sub {jj-1} = left lbrace {tilde I}  - {tilde A}  sub {jj-1} {bar A} sub {jj} right rbrace sup {-1} left lbrace {{tilde A} sub {jj-1} {bar v} sub {jj} + {vec v}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i>p</mi>
        </msub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{vec z}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sub>
        <mover accent="true">
          <mi>z</mi>
          <mo stretchy="false">⃗</mo>
        </mover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{vec z}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18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sub>
        <mover accent="true">
          <mi>A</mi>
          <mo stretchy="false">¯</mo>
        </mover>
        <mrow>
          <mrow>
            <mrow>
              <mo fence="true" form="prefix" stretchy="false">(</mo>
              <mrow>
                <mi>n</mi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=</mo>
      <msub>
        <mover accent="true">
          <mi>A</mi>
          <mo stretchy="false">¯</mo>
        </mover>
        <mn>0</mn>
      </msub>
    </mrow>
    <annotation encoding="StarMath 5.0">{bar A} sub { (n)/2+1 } = {bar A} sub 0</annotation>
  </semantics>
</math>
</file>

<file path=Object 121/content.xml><?xml version="1.0" encoding="utf-8"?>
<math xmlns="http://www.w3.org/1998/Math/MathML" display="block">
  <semantics>
    <mrow>
      <msub>
        <mover accent="true">
          <mi>C</mi>
          <mo stretchy="false">~</mo>
        </mover>
        <mi>p</mi>
      </msub>
      <mrow>
        <msub>
          <mover accent="true">
            <mi>z</mi>
            <mo stretchy="false">⃗</mo>
          </mover>
          <mi>p</mi>
        </msub>
        <mo stretchy="false">+</mo>
        <msub>
          <mover accent="true">
            <mi>S</mi>
            <mo stretchy="false">~</mo>
          </mover>
          <mi>p</mi>
        </msub>
      </mrow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=</mo>
        <msub>
          <mover accent="true">
            <mi>b</mi>
            <mo stretchy="false">⃗</mo>
          </mover>
          <mi>p</mi>
        </msub>
      </mrow>
    </mrow>
    <annotation encoding="StarMath 5.0"> {tilde C} sub p {vec z} sub {p} + {tilde S} sub {p} {vec  z} sub {(n-p)/2}  = {vec b}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sub>
        <mover accent="true">
          <mi>z</mi>
          <mo stretchy="false">⃗</mo>
        </mover>
        <mi>p</mi>
      </msub>
      <mi>,</mi>
      <msub>
        <mover accent="true">
          <mi>b</mi>
          <mo stretchy="false">⃗</mo>
        </mover>
        <mi>p</mi>
      </msub>
    </mrow>
    <annotation encoding="StarMath 5.0">{vec z} sub p ,{vec b} sub p</annotation>
  </semantics>
</math>
</file>

<file path=Object 125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row>
                <mi>n</mi>
                <mo stretchy="false">/</mo>
                <mn>2</mn>
              </mrow>
              <mo stretchy="false">+</mo>
              <mn>1</mn>
            </mrow>
          </msub>
          <mo stretchy="false">=</mo>
          <msub>
            <mover accent="true">
              <mi>A</mi>
              <mo stretchy="false">~</mo>
            </mover>
            <mn>0</mn>
          </msub>
        </mrow>
        <msub>
          <mover accent="true">
            <mi>z</mi>
            <mo stretchy="false">⃗</mo>
          </mover>
          <mrow>
            <mi>n</mi>
            <mo stretchy="false">/</mo>
            <mn>2</mn>
          </mrow>
        </msub>
      </mrow>
    </mstyle>
    <annotation encoding="StarMath 5.0">size 12{ {vec z} sub {n/2+1} = {tilde A} sub 0 {vec z}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i>z</mi>
      <mo stretchy="false">^</mo>
    </mover>
    <annotation encoding="StarMath 5.0">{hat z} </annotation>
  </semantics>
</math>
</file>

<file path=Object 17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B</mi>
                        <mo stretchy="false">¯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  <mtd>
                  <mrow>
                    <mo stretchy="false">−</mo>
                    <msub>
                      <mover accent="true">
                        <mi>I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{bar B} rSub { size 8{jj} } {} # -{tilde I} sub {2KU} 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i>z</mi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i>z</mi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z} sub {jj}=    {tilde  B}} rSub { size 8{jj} } {hat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over accent="true">
          <mi>z</mi>
          <mo stretchy="false">⃗</mo>
        </mover>
        <mi mathvariant="italic">jj</mi>
      </msub>
      <mi>,</mi>
      <msub>
        <mover accent="true">
          <mi>z</mi>
          <mo stretchy="false">⃗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over accent="true">
          <mi>w</mi>
          <mo stretchy="false">⃗</mo>
        </mover>
        <mrow>
          <mi>θ</mi>
          <mo stretchy="false">−</mo>
          <mi mathvariant="italic">jj</mi>
        </mrow>
      </msub>
      <mi>,</mi>
      <msub>
        <mover accent="true">
          <mi>w</mi>
          <mo stretchy="false">⃗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{vec z} sub {jj}, 
{vec z} sub {%OMEGA -jj + 1} , 
{vec w} sub {%theta - jj} ,
{vec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i>z</mi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w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vec w} sub {jj}=    {tilde  B}} rSub { size 8{jj} } {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D</mi>
                    <mn>1</mn>
                  </msub>
                </mtd>
                <mtd>
                  <msub>
                    <mi>D</mi>
                    <mn>2</mn>
                  </msub>
                </mtd>
                <mtd>
                  <msub>
                    <mi>D</mi>
                    <mn>3</mn>
                  </msub>
                </mtd>
                <mtd>
                  <msub>
                    <mi>D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td>
                <mtd>
                  <mrow>
                    <msub>
                      <mover accent="true">
                        <mi>B</mi>
                        <mo stretchy="false">~</mo>
                      </mover>
                      <mstyle mathsize="8pt">
                        <mrow>
                          <mi mathvariant="italic">ii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</mtable>
    </mrow>
    <annotation encoding="StarMath 5.0">left [ matrix {D sub 1 # D sub 2 # D sub 3 # D sub 4 }right ]=
left [ matrix {


{tilde I} sub {2KU}  # {tilde B} rSub { size 8{ii-1} } {}  
 
}

right ] 

matrix {

left [ matrix {
{tilde 0} rSub { size 8{KU} }  {} # {tilde 0} rSub { size 8{KU} } {} ## {tilde J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J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J} rSub { size 8{KU} }  {} # {tilde 0} rSub { size 8{KU} } {} ## {tilde 0} rSub { size 8{KU} } {} # {tilde 0} rSub { size 8{KU} }  {} }right ] 
left [ matrix {
{tilde 0} rSub { size 8{KU} }  {} # {tilde 0} rSub { size 8{KU} } {} ## {tilde J} rSub { size 8{KU} } {} # {tilde 0} rSub { size 8{KU} }  {} }right ] 
left [ matrix {
{tilde 0} rSub { size 8{KU} }  {} # {tilde J} rSub { size 8{KU} } {} ## {tilde 0} rSub { size 8{KU} } {} # {tilde 0} rSub { size 8{KU} }  {} }right ] 

}

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normal">Ω</mi>
        <mo stretchy="false">−</mo>
        <mi>θ</mi>
        <mo stretchy="false">+</mo>
        <mi mathvariant="italic">jj</mi>
      </mrow>
    </msub>
    <annotation encoding="StarMath 5.0">{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i mathvariant="italic">jj</mi>
                    </mstyle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i>C</mi>
                    <mn>1</mn>
                  </msub>
                  <mrow/>
                </mrow>
              </mtd>
              <mtd>
                <msub>
                  <mi>C</mi>
                  <mn>2</mn>
                </msub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row>
                  <msub>
                    <mi>D</mi>
                    <mn>1</mn>
                  </msub>
                  <mrow/>
                </mrow>
              </mtd>
              <mtd>
                <msub>
                  <mi>D</mi>
                  <mn>2</mn>
                </msub>
              </mtd>
              <mtd>
                <msub>
                  <mi>D</mi>
                  <mn>3</mn>
                </msub>
              </mtd>
              <mtd>
                <msub>
                  <mi>D</mi>
                  <mn>4</mn>
                </msub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i>I</mi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i mathvariant="italic">jj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i mathvariant="italic">ii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} }  {} # {tilde 0} rSub { size 8{2KU} } #  -{tilde I} sub {2KU}#  {tilde 0} sub {2KU} ## 

  C sub 1   {} #   C sub 2 #  C sub 3 #  {C sub 4 }  ## 

  D sub 1 {} # D sub 2 #  D sub 3#  { D sub 4}  ## 

{tilde 0} sub {2KU}  {} # {tilde I} sub {2KU} # {tilde 0} rSub { size 8{2KU} } # -{tilde A} rSub { size 8{ii-1} } 
}

right ]




left [ matrix {
{vec z} rSub { size 8{jj} }    {} ##
{vec z} rSub { size 8{ii} }    {} ##
{vec z} rSub { size 8{jj-1} }    {} ##
{vec z} rSub { size 8{ii-1} }   
}  right ] 
= left [matrix {
-{bar v} rSub { size 8{jj} }    {} ##
-{bar u} rSub { size 8{ii} }    {} ##
{vec u} rSub { size 8{jj-1} }    {} ##
{vec v} rSub { size 8{ii-1} }   
}
right ]

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ii</mi>
        <mo stretchy="false">+</mo>
        <mn>1</mn>
      </mrow>
    </msub>
    <annotation encoding="StarMath 5.0">{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j}+
left [ matrix {
{tilde 0} rSub { size 8{KU} }  {} # {tilde 0} rSub { size 8{KU} } {} ## {tilde J} rSub { size 8{KU} } {} # {tilde 0} rSub { size 8{KU} }  {} }right ] {vec z} sub {ii}
##
{vec w} sub {%OMEGA - %theta + jj } = left [ matrix {
{tilde 0} rSub { size 8{KU} }  {} # {tilde J} rSub { size 8{KU} } {} ## {tilde 0} rSub { size 8{KU} } {} # {tilde 0} rSub { size 8{KU} }  {} }right ] {vec z} sub {jj}+
left [ matrix {
{tilde 0} rSub { size 8{KU} }  {} # {tilde 0} rSub { size 8{KU} } {} ## {tilde 0} rSub { size 8{KU} } {} # {tilde J} rSub { size 8{KU} }  {} }right ] {vec z} sub {i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15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7/content.xml><?xml version="1.0" encoding="utf-8"?>
<math xmlns="http://www.w3.org/1998/Math/MathML" display="block">
  <semantics>
    <mrow>
      <mi mathvariant="italic">mod</mi>
      <mrow>
        <mrow>
          <mo fence="true" form="prefix" stretchy="false">(</mo>
          <mrow>
            <mrow>
              <mi>N</mi>
              <mi>,</mi>
              <mrow>
                <mn>8</mn>
                <mo stretchy="false">∗</mo>
                <mi mathvariant="italic">KU</mi>
              </mrow>
            </mrow>
          </mrow>
          <mo fence="true" form="postfix" stretchy="false">)</mo>
        </mrow>
        <mo stretchy="false">≠</mo>
        <mn>0</mn>
      </mrow>
    </mrow>
    <annotation encoding="StarMath 5.0"> mod(N,8*KU) &lt;&gt; 0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row>
      <mrow>
        <mi>p</mi>
        <mo stretchy="false">=</mo>
        <mi mathvariant="italic">mod</mi>
      </mrow>
      <mrow>
        <mo fence="true" form="prefix" stretchy="false">(</mo>
        <mrow>
          <mrow>
            <mi>N</mi>
            <mi>,</mi>
            <mrow>
              <mn>8</mn>
              <mo stretchy="false">∗</mo>
              <mi mathvariant="italic">KU</mi>
            </mrow>
          </mrow>
        </mrow>
        <mo fence="true" form="postfix" stretchy="false">)</mo>
      </mrow>
    </mrow>
    <annotation encoding="StarMath 5.0">p = mod(N,8*KU)</annotation>
  </semantics>
</math>
</file>

<file path=Object 221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z</mi>
        <mo stretchy="false">⃗</mo>
      </mover>
    </mrow>
    <annotation encoding="StarMath 5.0">{vec w} = size 12 { { tilde J sub n tilde  {A}} rSub { size 8{n} } rsup{k} }{vec z} 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1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E</mi>
                          <mo stretchy="false">~</mo>
                        </mover>
                        <mstyle mathsize="8pt">
                          <mi mathvariant="italic">ii</mi>
                        </mstyle>
                      </msub>
                    </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  <mrow/>
                  </mrow>
                </mtd>
                <mtd>
                  <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-{tilde E} rSub { size 8{ii} }{tilde J} sub {2KU}  {tilde A} rSub { size 8{2KU}} rsup KU   {} # {tilde J} sub {2KU}  {tilde A} rSub { size 8{2KU}} rsup KU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5/content.xml><?xml version="1.0" encoding="utf-8"?>
<math xmlns="http://www.w3.org/1998/Math/MathML" display="block">
  <semantics>
    <mrow>
      <mo stretchy="false">−</mo>
      <msub>
        <mover accent="true">
          <mi>u</mi>
          <mo stretchy="false">¯</mo>
        </mover>
        <mstyle mathsize="8pt">
          <mi mathvariant="italic">ii</mi>
        </mstyle>
      </msub>
    </mrow>
    <annotation encoding="StarMath 5.0">-{bar u} rSub { size 8{ii} } </annotation>
  </semantics>
</math>
</file>

<file path=Object 236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7/content.xml><?xml version="1.0" encoding="utf-8"?>
<math xmlns="http://www.w3.org/1998/Math/MathML" display="block">
  <semantics>
    <msub>
      <mover accent="true">
        <mi>e</mi>
        <mo stretchy="false">⃗</mo>
      </mover>
      <mrow>
        <mi mathvariant="italic">ii</mi>
        <mo stretchy="false">+</mo>
        <mn>1</mn>
      </mrow>
    </msub>
    <annotation encoding="StarMath 5.0">{vec e} sub {ii+1}</annotation>
  </semantics>
</math>
</file>

<file path=Object 238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z</mi>
                  <mo stretchy="false">⃗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vec z} sub {%OMEGA - jj + 1} ={hat vec z} sub {ii}= (z sub i,z sub {i+1}....z sub {i+(m-3)/2}),(z sub {n-i+1-(m-3)/2}...z sub {n-i},z sub {n-i+1 }) 
}</annotation>
  </semantics>
</math>
</file>

<file path=Object 242/content.xml><?xml version="1.0" encoding="utf-8"?>
<math xmlns="http://www.w3.org/1998/Math/MathML" display="block">
  <semantics>
    <msub>
      <mover accent="true">
        <mi>e</mi>
        <mo stretchy="false">⃗</mo>
      </mover>
      <mstyle mathsize="8pt">
        <mrow>
          <mi mathvariant="italic">ii</mi>
          <mo stretchy="false">−</mo>
          <mn>1</mn>
        </mrow>
      </mstyle>
    </msub>
    <annotation encoding="StarMath 5.0">{vec e} rSub { size 8{ii-1} } 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52/content.xml><?xml version="1.0" encoding="utf-8"?>
<math xmlns="http://www.w3.org/1998/Math/MathML" display="block">
  <semantics>
    <mrow>
      <mrow>
        <mstyle mathsize="12pt">
          <msub>
            <mover accent="true">
              <mi>z</mi>
              <mo stretchy="false">⃗</mo>
            </mover>
            <mi mathvariant="italic">ii</mi>
          </msub>
        </mstyle>
        <mo stretchy="false">=</mo>
        <msub>
          <mover accent="true">
            <mi>E</mi>
            <mo stretchy="false">~</mo>
          </mover>
          <mstyle mathsize="8pt">
            <mi mathvariant="italic">ii</mi>
          </mstyle>
        </msub>
      </mrow>
      <mrow>
        <msub>
          <mover accent="true">
            <mi>z</mi>
            <mo stretchy="false">⃗</mo>
          </mover>
          <mrow>
            <mi mathvariant="italic">ii</mi>
            <mo stretchy="false">+</mo>
            <mn>1</mn>
          </mrow>
        </msub>
        <mo stretchy="false">+</mo>
        <msub>
          <mover accent="true">
            <mi>e</mi>
            <mo stretchy="false">⃗</mo>
          </mover>
          <mstyle mathsize="8pt">
            <mi mathvariant="italic">ii</mi>
          </mstyle>
        </msub>
      </mrow>
    </mrow>
    <annotation encoding="StarMath 5.0">size 12{ {vec z} sub {ii}}=    {tilde  E} rSub { size 8{ii} } {vec z} sub {ii+1} + { vec  {e}} rSub { size 8{ii} } 
</annotation>
  </semantics>
</math>
</file>

<file path=Object 25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n>8</mn>
      </mrow>
      <mi mathvariant="italic">KU</mi>
    </mrow>
    <annotation encoding="StarMath 5.0"> (N-p)/8KU</annotation>
  </semantics>
</math>
</file>

<file path=Object 254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w</mi>
        <mo stretchy="false">⃗</mo>
      </mover>
    </mrow>
    <annotation encoding="StarMath 5.0">{vec e} = size 12 { { tilde J sub n tilde  {A}} rSub { size 8{n} } rsup{k} }{vec w} </annotation>
  </semantics>
</math>
</file>

<file path=Object 255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 {vec z} sub jj</annotation>
  </semantics>
</math>
</file>

<file path=Object 256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jj</annotation>
  </semantics>
</math>
</file>

<file path=Object 25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258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259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60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261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262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</mrow>
    <annotation encoding="StarMath 5.0">size 12{ {vec z} sub {jj+1}=    {bar A}} rSub { size 8{jj+1} } {vec z} sub jj + { bar v} rSub { size 8{jj+1} }  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{bar  A}} rSub { size 8{jj+1} } {vec z} sub jj + { bar  v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form="prefix" stretchy="true">{</mo>
        <mrow>
          <mrow>
            <mrow>
              <msub>
                <mover accent="true">
                  <mi>C</mi>
                  <mo stretchy="false">~</mo>
                </mover>
                <mi mathvariant="italic">jj</mi>
              </msub>
              <mo stretchy="false">+</mo>
              <msub>
                <mover accent="true">
                  <mi>P</mi>
                  <mo stretchy="false">~</mo>
                </mover>
                <mi mathvariant="italic">jj</mi>
              </msub>
            </mrow>
            <msub>
              <mover accent="true">
                <mi>A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P</mi>
            <mo stretchy="false">~</mo>
          </mover>
          <mi mathvariant="italic">jj</mi>
        </msub>
      </mrow>
      <mrow>
        <msub>
          <mover accent="true">
            <mi>v</mi>
            <mo stretchy="false">⃗</mo>
          </mover>
          <mrow>
            <mi mathvariant="italic">jj</mi>
            <mo stretchy="false">+</mo>
            <mn>1</mn>
          </mrow>
        </msub>
        <mo stretchy="false">=</mo>
        <mrow>
          <msub>
            <mover accent="true">
              <mi>b</mi>
              <mo stretchy="false">⃗</mo>
            </mover>
            <mi mathvariant="italic">jj</mi>
          </msub>
          <mo stretchy="false">−</mo>
          <msub>
            <mover accent="true">
              <mi>S</mi>
              <mo stretchy="false">~</mo>
            </mover>
            <mi mathvariant="italic">jj</mi>
          </msub>
        </mrow>
      </mrow>
      <msub>
        <mover accent="true">
          <mi>z</mi>
          <mo stretchy="false">⃗</mo>
        </mover>
        <mrow>
          <mi mathvariant="italic">jj</mi>
          <mo stretchy="false">−</mo>
          <mn>1</mn>
        </mrow>
      </msub>
    </mrow>
    <annotation encoding="StarMath 5.0">left lbrace {tilde C} sub jj + {tilde P} sub jj {bar A} sub {jj+1} right rbrace vec { z sub jj } 
+ {tilde P} sub jj {vec  v } sub {jj+1}  = {vec b} sub jj -{tilde S} sub jj {vec z} sub {jj-1} </annotation>
  </semantics>
</math>
</file>

<file path=Object 91/content.xml><?xml version="1.0" encoding="utf-8"?>
<math xmlns="http://www.w3.org/1998/Math/MathML" display="block">
  <semantics>
    <mrow>
      <mrow>
        <msub>
          <mover accent="true">
            <mi>A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>
                      <mover accent="true">
                        <mi>C</mi>
                        <mo stretchy="false">~</mo>
                      </mover>
                      <mi mathvariant="italic">jj</mi>
                    </msub>
                    <mo stretchy="false">+</mo>
                    <msub>
                      <mover accent="true">
                        <mi>P</mi>
                        <mo stretchy="false">~</mo>
                      </mover>
                      <mi mathvariant="italic">jj</mi>
                    </msub>
                  </mrow>
                  <msub>
                    <mover accent="true">
                      <mi>A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>
        <mover accent="true">
          <mi>S</mi>
          <mo stretchy="false">~</mo>
        </mover>
        <mi mathvariant="italic">jj</mi>
      </msub>
    </mrow>
    <annotation encoding="StarMath 5.0">{bar A} sub jj = -left lbrace {tilde C} sub jj + {tilde P} sub jj {bar A} sub {jj+1} right rbrace sup {-1} {tilde S} sub jj</annotation>
  </semantics>
</math>
</file>

<file path=Object 92/content.xml><?xml version="1.0" encoding="utf-8"?>
<math xmlns="http://www.w3.org/1998/Math/MathML" display="block">
  <semantics>
    <mrow>
      <mrow>
        <msub>
          <mover accent="true">
            <mi>v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>
                    <mover accent="true">
                      <mi>C</mi>
                      <mo stretchy="false">~</mo>
                    </mover>
                    <mi mathvariant="italic">jj</mi>
                  </msub>
                  <mo stretchy="false">+</mo>
                  <msub>
                    <mover accent="true">
                      <mi>P</mi>
                      <mo stretchy="false">~</mo>
                    </mover>
                    <mi mathvariant="italic">jj</mi>
                  </msub>
                </mrow>
                <msub>
                  <mover accent="true">
                    <mi>A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b</mi>
                  <mo stretchy="false">⃗</mo>
                </mover>
                <mi mathvariant="italic">jj</mi>
              </msub>
              <mo stretchy="false">−</mo>
              <msub>
                <mover accent="true">
                  <mi>P</mi>
                  <mo stretchy="false">~</mo>
                </mover>
                <mi mathvariant="italic">jj</mi>
              </msub>
            </mrow>
            <msub>
              <mover accent="true">
                <mi>v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v} sub jj = left lbrace {tilde C} sub jj + {tilde P} sub jj {bar A} sub {jj+1} right rbrace sup {-1} left lbrace {{vec b} sub jj - {tilde P} sub jj {bar v} sub {jj+1}}right rbrace</annotation>
  </semantics>
</math>
</file>

<file path=Object 9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+1 }</annotation>
  </semantics>
</math>
</file>

<file path=Object 9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+1 }</annotation>
  </semantics>
</math>
</file>

<file path=Object 95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